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Noto Sans Symbols" svg:font-family="'Noto Sans Symbol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2pt" style:font-name-asian="Times New Roman1" style:font-size-asian="12pt" style:font-name-complex="Times New Roman1" style:font-size-complex="12pt"/>
    </style:style>
    <style:style style:name="P3"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fo:margin-top="0.494cm" fo:margin-bottom="0.494cm" fo:line-height="100%"/>
    </style:style>
    <style:style style:name="P5" style:family="paragraph" style:parent-style-name="Standard">
      <style:paragraph-properties fo:margin-top="0.494cm" fo:margin-bottom="0.494cm" fo:line-height="100%" fo:text-align="center" style:justify-single-word="false"/>
    </style:style>
    <style:style style:name="P6" style:family="paragraph" style:parent-style-name="Standard">
      <style:paragraph-properties fo:margin-top="0.494cm" fo:margin-bottom="0.494cm" fo:line-height="100%"/>
      <style:text-properties style:font-name="Times New Roman" fo:font-size="12pt" fo:font-weight="bold" style:font-name-asian="Times New Roman1" style:font-size-asian="12pt" style:font-weight-asian="bold" style:font-name-complex="Times New Roman1" style:font-size-complex="12pt"/>
    </style:style>
    <style:style style:name="P7" style:family="paragraph" style:parent-style-name="Standard">
      <style:paragraph-properties fo:margin-top="0.494cm" fo:margin-bottom="0.494cm" fo:line-height="100%"/>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9" style:family="paragraph" style:parent-style-name="Standard">
      <style:paragraph-properties fo:margin-top="0cm" fo:margin-bottom="0cm" fo:line-height="100%"/>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style:font-name-asian="Times New Roman1" style:font-size-asian="12pt" style:font-name-complex="Times New Roman1" style:font-size-complex="12pt"/>
    </style:style>
    <style:style style:name="P11" style:family="paragraph" style:parent-style-name="Standard" style:list-style-name="WWNum12">
      <style:paragraph-properties fo:margin-left="1.27cm" fo:margin-right="0cm" fo:margin-top="0cm" fo:margin-bottom="0cm" fo:line-height="100%" fo:text-indent="-0.635cm" style:auto-text-indent="false"/>
    </style:style>
    <style:style style:name="P12" style:family="paragraph" style:parent-style-name="Standard" style:list-style-name="WWNum6">
      <style:paragraph-properties fo:margin-left="1.27cm" fo:margin-right="0cm" fo:margin-top="0cm" fo:margin-bottom="0cm" fo:line-height="100%" fo:text-indent="-0.635cm" style:auto-text-indent="false"/>
    </style:style>
    <style:style style:name="P13" style:family="paragraph" style:parent-style-name="Standard" style:list-style-name="WWNum8">
      <style:paragraph-properties fo:margin-left="1.27cm" fo:margin-right="0cm" fo:margin-top="0cm" fo:margin-bottom="0cm" fo:line-height="100%" fo:text-indent="-0.635cm" style:auto-text-indent="false"/>
    </style:style>
    <style:style style:name="P14" style:family="paragraph" style:parent-style-name="Standard" style:list-style-name="WWNum5">
      <style:paragraph-properties fo:margin-left="1.27cm" fo:margin-right="0cm" fo:margin-top="0cm" fo:margin-bottom="0cm" fo:line-height="100%" fo:text-indent="-0.635cm" style:auto-text-indent="false"/>
    </style:style>
    <style:style style:name="P15" style:family="paragraph" style:parent-style-name="Standard" style:list-style-name="WWNum7">
      <style:paragraph-properties fo:margin-left="1.27cm" fo:margin-right="0cm" fo:margin-top="0cm" fo:margin-bottom="0cm" fo:line-height="100%" fo:text-indent="-0.635cm" style:auto-text-indent="false"/>
    </style:style>
    <style:style style:name="P16" style:family="paragraph" style:parent-style-name="Standard" style:list-style-name="WWNum12">
      <style:paragraph-properties fo:margin-left="1.27cm" fo:margin-right="0cm" fo:margin-top="0.494cm" fo:margin-bottom="0cm" fo:line-height="100%" fo:text-indent="-0.635cm" style:auto-text-indent="false"/>
    </style:style>
    <style:style style:name="P17" style:family="paragraph" style:parent-style-name="Standard" style:list-style-name="WWNum13">
      <style:paragraph-properties fo:margin-left="1.27cm" fo:margin-right="0cm" fo:margin-top="0.494cm" fo:margin-bottom="0cm" fo:line-height="100%" fo:text-indent="-0.635cm" style:auto-text-indent="false"/>
    </style:style>
    <style:style style:name="P18" style:family="paragraph" style:parent-style-name="Standard" style:list-style-name="WWNum17">
      <style:paragraph-properties fo:margin-left="1.27cm" fo:margin-right="0cm" fo:margin-top="0.494cm" fo:margin-bottom="0cm" fo:line-height="100%" fo:text-indent="-0.635cm" style:auto-text-indent="false"/>
    </style:style>
    <style:style style:name="P19" style:family="paragraph" style:parent-style-name="Standard" style:list-style-name="WWNum14">
      <style:paragraph-properties fo:margin-left="1.27cm" fo:margin-right="0cm" fo:margin-top="0.494cm" fo:margin-bottom="0cm" fo:line-height="100%" fo:text-indent="-0.635cm" style:auto-text-indent="false"/>
    </style:style>
    <style:style style:name="P20" style:family="paragraph" style:parent-style-name="Standard" style:list-style-name="WWNum1">
      <style:paragraph-properties fo:margin-left="1.27cm" fo:margin-right="0cm" fo:margin-top="0.494cm" fo:margin-bottom="0cm" fo:line-height="100%" fo:text-indent="-0.635cm" style:auto-text-indent="false"/>
    </style:style>
    <style:style style:name="P21" style:family="paragraph" style:parent-style-name="Standard" style:list-style-name="WWNum2">
      <style:paragraph-properties fo:margin-left="1.27cm" fo:margin-right="0cm" fo:margin-top="0.494cm" fo:margin-bottom="0cm" fo:line-height="100%" fo:text-indent="-0.635cm" style:auto-text-indent="false"/>
    </style:style>
    <style:style style:name="P22" style:family="paragraph" style:parent-style-name="Standard" style:list-style-name="WWNum4">
      <style:paragraph-properties fo:margin-left="1.27cm" fo:margin-right="0cm" fo:margin-top="0.494cm" fo:margin-bottom="0cm" fo:line-height="100%" fo:text-indent="-0.635cm" style:auto-text-indent="false"/>
    </style:style>
    <style:style style:name="P23" style:family="paragraph" style:parent-style-name="Standard" style:list-style-name="WWNum6">
      <style:paragraph-properties fo:margin-left="1.27cm" fo:margin-right="0cm" fo:margin-top="0.494cm" fo:margin-bottom="0cm" fo:line-height="100%" fo:text-indent="-0.635cm" style:auto-text-indent="false"/>
    </style:style>
    <style:style style:name="P24" style:family="paragraph" style:parent-style-name="Standard" style:list-style-name="WWNum8">
      <style:paragraph-properties fo:margin-left="1.27cm" fo:margin-right="0cm" fo:margin-top="0.494cm" fo:margin-bottom="0cm" fo:line-height="100%" fo:text-indent="-0.635cm" style:auto-text-indent="false"/>
    </style:style>
    <style:style style:name="P25" style:family="paragraph" style:parent-style-name="Standard" style:list-style-name="WWNum5">
      <style:paragraph-properties fo:margin-left="1.27cm" fo:margin-right="0cm" fo:margin-top="0.494cm" fo:margin-bottom="0cm" fo:line-height="100%" fo:text-indent="-0.635cm" style:auto-text-indent="false"/>
    </style:style>
    <style:style style:name="P26" style:family="paragraph" style:parent-style-name="Standard" style:list-style-name="WWNum7">
      <style:paragraph-properties fo:margin-left="1.27cm" fo:margin-right="0cm" fo:margin-top="0.494cm" fo:margin-bottom="0cm" fo:line-height="100%" fo:text-indent="-0.635cm" style:auto-text-indent="false"/>
    </style:style>
    <style:style style:name="P27" style:family="paragraph" style:parent-style-name="Standard" style:list-style-name="WWNum9">
      <style:paragraph-properties fo:margin-left="1.27cm" fo:margin-right="0cm" fo:margin-top="0.494cm" fo:margin-bottom="0cm" fo:line-height="100%" fo:text-indent="-0.635cm" style:auto-text-indent="false"/>
    </style:style>
    <style:style style:name="P28" style:family="paragraph" style:parent-style-name="Standard" style:list-style-name="WWNum10">
      <style:paragraph-properties fo:margin-left="1.27cm" fo:margin-right="0cm" fo:margin-top="0.494cm" fo:margin-bottom="0cm" fo:line-height="100%" fo:text-indent="-0.635cm" style:auto-text-indent="false"/>
    </style:style>
    <style:style style:name="P29" style:family="paragraph" style:parent-style-name="Standard" style:list-style-name="WWNum11">
      <style:paragraph-properties fo:margin-left="1.27cm" fo:margin-right="0cm" fo:margin-top="0.494cm" fo:margin-bottom="0cm" fo:line-height="100%" fo:text-indent="-0.635cm" style:auto-text-indent="false"/>
    </style:style>
    <style:style style:name="P30" style:family="paragraph" style:parent-style-name="Standard" style:list-style-name="WWNum15">
      <style:paragraph-properties fo:margin-left="1.27cm" fo:margin-right="0cm" fo:margin-top="0.494cm" fo:margin-bottom="0cm" fo:line-height="100%" fo:text-indent="-0.635cm" style:auto-text-indent="false"/>
    </style:style>
    <style:style style:name="P31" style:family="paragraph" style:parent-style-name="Standard" style:list-style-name="WWNum16">
      <style:paragraph-properties fo:margin-left="1.27cm" fo:margin-right="0cm" fo:margin-top="0.494cm" fo:margin-bottom="0cm" fo:line-height="100%" fo:text-indent="-0.635cm" style:auto-text-indent="false"/>
    </style:style>
    <style:style style:name="P32" style:family="paragraph" style:parent-style-name="Standard" style:list-style-name="WWNum12">
      <style:paragraph-properties fo:margin-left="1.27cm" fo:margin-right="0cm" fo:margin-top="0cm" fo:margin-bottom="0.494cm" fo:line-height="100%" fo:text-indent="-0.635cm" style:auto-text-indent="false"/>
    </style:style>
    <style:style style:name="P33" style:family="paragraph" style:parent-style-name="Standard" style:list-style-name="WWNum13">
      <style:paragraph-properties fo:margin-left="1.27cm" fo:margin-right="0cm" fo:margin-top="0cm" fo:margin-bottom="0.494cm" fo:line-height="100%" fo:text-indent="-0.635cm" style:auto-text-indent="false"/>
    </style:style>
    <style:style style:name="P34" style:family="paragraph" style:parent-style-name="Standard" style:list-style-name="WWNum17">
      <style:paragraph-properties fo:margin-left="1.27cm" fo:margin-right="0cm" fo:margin-top="0cm" fo:margin-bottom="0.494cm" fo:line-height="100%" fo:text-indent="-0.635cm" style:auto-text-indent="false"/>
    </style:style>
    <style:style style:name="P35" style:family="paragraph" style:parent-style-name="Standard" style:list-style-name="WWNum14">
      <style:paragraph-properties fo:margin-left="1.27cm" fo:margin-right="0cm" fo:margin-top="0cm" fo:margin-bottom="0.494cm" fo:line-height="100%" fo:text-indent="-0.635cm" style:auto-text-indent="false"/>
    </style:style>
    <style:style style:name="P36" style:family="paragraph" style:parent-style-name="Standard" style:list-style-name="WWNum1">
      <style:paragraph-properties fo:margin-left="1.27cm" fo:margin-right="0cm" fo:margin-top="0cm" fo:margin-bottom="0.494cm" fo:line-height="100%" fo:text-indent="-0.635cm" style:auto-text-indent="false"/>
    </style:style>
    <style:style style:name="P37" style:family="paragraph" style:parent-style-name="Standard" style:list-style-name="WWNum2">
      <style:paragraph-properties fo:margin-left="1.27cm" fo:margin-right="0cm" fo:margin-top="0cm" fo:margin-bottom="0.494cm" fo:line-height="100%" fo:text-indent="-0.635cm" style:auto-text-indent="false"/>
    </style:style>
    <style:style style:name="P38" style:family="paragraph" style:parent-style-name="Standard" style:list-style-name="WWNum4">
      <style:paragraph-properties fo:margin-left="1.27cm" fo:margin-right="0cm" fo:margin-top="0cm" fo:margin-bottom="0.494cm" fo:line-height="100%" fo:text-indent="-0.635cm" style:auto-text-indent="false"/>
    </style:style>
    <style:style style:name="P39" style:family="paragraph" style:parent-style-name="Standard" style:list-style-name="WWNum6">
      <style:paragraph-properties fo:margin-left="1.27cm" fo:margin-right="0cm" fo:margin-top="0cm" fo:margin-bottom="0.494cm" fo:line-height="100%" fo:text-indent="-0.635cm" style:auto-text-indent="false"/>
    </style:style>
    <style:style style:name="P40" style:family="paragraph" style:parent-style-name="Standard" style:list-style-name="WWNum8">
      <style:paragraph-properties fo:margin-left="1.27cm" fo:margin-right="0cm" fo:margin-top="0cm" fo:margin-bottom="0.494cm" fo:line-height="100%" fo:text-indent="-0.635cm" style:auto-text-indent="false"/>
    </style:style>
    <style:style style:name="P41" style:family="paragraph" style:parent-style-name="Standard" style:list-style-name="WWNum5">
      <style:paragraph-properties fo:margin-left="1.27cm" fo:margin-right="0cm" fo:margin-top="0cm" fo:margin-bottom="0.494cm" fo:line-height="100%" fo:text-indent="-0.635cm" style:auto-text-indent="false"/>
    </style:style>
    <style:style style:name="P42" style:family="paragraph" style:parent-style-name="Standard" style:list-style-name="WWNum7">
      <style:paragraph-properties fo:margin-left="1.27cm" fo:margin-right="0cm" fo:margin-top="0cm" fo:margin-bottom="0.494cm" fo:line-height="100%" fo:text-indent="-0.635cm" style:auto-text-indent="false"/>
    </style:style>
    <style:style style:name="P43" style:family="paragraph" style:parent-style-name="Standard" style:list-style-name="WWNum9">
      <style:paragraph-properties fo:margin-left="1.27cm" fo:margin-right="0cm" fo:margin-top="0cm" fo:margin-bottom="0.494cm" fo:line-height="100%" fo:text-indent="-0.635cm" style:auto-text-indent="false"/>
    </style:style>
    <style:style style:name="P44" style:family="paragraph" style:parent-style-name="Standard" style:list-style-name="WWNum10">
      <style:paragraph-properties fo:margin-left="1.27cm" fo:margin-right="0cm" fo:margin-top="0cm" fo:margin-bottom="0.494cm" fo:line-height="100%" fo:text-indent="-0.635cm" style:auto-text-indent="false"/>
    </style:style>
    <style:style style:name="P45" style:family="paragraph" style:parent-style-name="Standard" style:list-style-name="WWNum11">
      <style:paragraph-properties fo:margin-left="1.27cm" fo:margin-right="0cm" fo:margin-top="0cm" fo:margin-bottom="0.494cm" fo:line-height="100%" fo:text-indent="-0.635cm" style:auto-text-indent="false"/>
    </style:style>
    <style:style style:name="P46" style:family="paragraph" style:parent-style-name="Standard" style:list-style-name="WWNum15">
      <style:paragraph-properties fo:margin-left="1.27cm" fo:margin-right="0cm" fo:margin-top="0cm" fo:margin-bottom="0.494cm" fo:line-height="100%" fo:text-indent="-0.635cm" style:auto-text-indent="false"/>
    </style:style>
    <style:style style:name="P47" style:family="paragraph" style:parent-style-name="Standard" style:list-style-name="WWNum16">
      <style:paragraph-properties fo:margin-left="1.27cm" fo:margin-right="0cm" fo:margin-top="0cm" fo:margin-bottom="0.494cm" fo:line-height="100%" fo:text-indent="-0.635cm" style:auto-text-indent="false"/>
    </style:style>
    <style:style style:name="P48" style:family="paragraph" style:parent-style-name="Standard" style:list-style-name="WWNum3">
      <style:paragraph-properties fo:margin-left="1.27cm" fo:margin-right="0cm" fo:margin-top="0.494cm" fo:margin-bottom="0.494cm" fo:line-height="100%" fo:text-indent="-0.635cm" style:auto-text-indent="false"/>
    </style:style>
    <style:style style:name="P49"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50" style:family="paragraph" style:parent-style-name="Standard">
      <style:paragraph-properties fo:margin-left="0cm" fo:margin-right="0cm" fo:margin-top="0cm" fo:margin-bottom="0.282cm"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51"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52"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53"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background-color="#ffffff"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54"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5"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56" style:family="paragraph" style:parent-style-name="Standard">
      <style:paragraph-properties fo:margin-top="0.494cm" fo:margin-bottom="0.282cm" fo:line-height="100%"/>
    </style:style>
    <style:style style:name="P57" style:family="paragraph" style:parent-style-name="Standard" style:master-page-name="Standard">
      <style:paragraph-properties fo:text-align="center" style:justify-single-word="false" style:page-number="auto"/>
    </style:style>
    <style:style style:name="P58" style:family="paragraph" style:parent-style-name="Heading_20_3">
      <style:text-properties fo:background-color="#ffff00"/>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5" style:family="text">
      <style:text-properties fo:font-size="12pt" style:font-size-asian="12pt" style:font-size-complex="12pt"/>
    </style:style>
    <style:style style:name="T6"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7" style:family="text">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8" style:family="text">
      <style:text-properties fo:font-variant="normal" fo:text-transform="none" fo:color="#000000" style:text-line-through-styl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9" style:family="text">
      <style:text-properties fo:font-variant="normal" fo:text-transform="none" fo:color="#0000ff" style:text-line-through-styl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2">Javascript suite</text:span></text:p>
      <text:p text:style-name="P3"/>
      <text:p text:style-name="Standard"><text:span text:style-name="T2">Les tableaux</text:span></text:p>
      <text:p text:style-name="P4"><text:span text:style-name="T2">1. Tableaux, introduction</text:span></text:p>
      <text:p text:style-name="P4"><text:span text:style-name="T1">Un tableau (appelé array en anglais) est un type avancé de valeurs. C’est une liste ordonnée de valeurs.</text:span></text:p>
      <text:p text:style-name="P4"><text:span text:style-name="T1">Exemple:</text:span></text:p>
      <text:p text:style-name="P8"><text:span text:style-name="T1">var fruits = [ 'Mangue', 'Raisin', 'Figue' ];</text:span></text:p>
      <text:p text:style-name="P4"><text:span text:style-name="T2">Caractéristiques</text:span></text:p>
      <text:p text:style-name="P4"><text:span text:style-name="T1">Comme tous les autres types de valeur, un tableau peut être stocké dans une variable.</text:span></text:p>
      <text:p text:style-name="P4"><text:span text:style-name="T1">En revanche, en JavaScript, les tableaux sont considérés comme une forme particulière du type object. Autrement dit, typeof [] retourne "object".</text:span></text:p>
      <text:p text:style-name="P4"><text:span text:style-name="T1">Comme toute variable en JavaScript, les valeurs stockées dans un tableau peuvent être de n’importe quel type (y compris un tableau), et n’ont pas besoin d’être tous du même type:</text:span></text:p>
      <text:p text:style-name="P8"><text:span text:style-name="T1">var fourreTout = [ null, true, 'bonjour', 1.2, fruits, undefined ];</text:span></text:p>
      <text:p text:style-name="P4"><text:span text:style-name="T1">Tout tableau possède une propriété length qui vaut le nombre de valeurs qu’il contient:</text:span></text:p>
      <text:p text:style-name="P8"><text:span text:style-name="T1">fourreTout.length; // =&gt; retourne 6, car il y a 6 valeurs dans notre tableau</text:span></text:p>
      <text:p text:style-name="P4"><text:span text:style-name="T2">Accéder aux éléments d’un tableau</text:span></text:p>
      <text:p text:style-name="P4"><text:span text:style-name="T1">Chaque élément d’un tableau est numéroté par ce qu’on appelle un “indice” (ou “index” en anglais).</text:span></text:p>
      <text:p text:style-name="P4"><text:span text:style-name="T1">A noter que cette numérotation commence par 0 (zéro), et non par 1.</text:span></text:p>
      <text:p text:style-name="P4"><text:span text:style-name="T1">Du coup, l’indice du premier élément est 0, et l’indice du dernier élément est length - 1 (length étant le nombre d’éléments du tableau).</text:span></text:p>
      <text:p text:style-name="P4"><text:span text:style-name="T1">On peut accéder à un élément de tableau en précisant son indice entre crochets:</text:span></text:p>
      <text:p text:style-name="P8"><text:span text:style-name="T1">var fruits = [ 'Mangue', 'Raisin', 'Figue' ];</text:span></text:p>
      <text:p text:style-name="P8"><text:span text:style-name="T1">fruits[0]; // vaut 'Mangue'</text:span></text:p>
      <text:p text:style-name="P8"><text:span text:style-name="T1">fruits[1]; // vaut 'Raisin'</text:span></text:p>
      <text:p text:style-name="P8"><text:span text:style-name="T1">fruits[2]; // vaut 'Figue'</text:span></text:p>
      <text:p text:style-name="P8"><text:span text:style-name="T1">fruits[3]; // undefined</text:span></text:p>
      <text:p text:style-name="P4"><text:span text:style-name="T2">Modification d’un élément</text:span></text:p>
      <text:p text:style-name="P4"><text:soft-page-break/><text:span text:style-name="T1">Pour modifier la valeur d’un élément, il suffit de l’adresser par indice (comme vu juste avant) puis de lui affecter une valeur, comme on le ferait pour une variable:</text:span></text:p>
      <text:p text:style-name="P8"><text:span text:style-name="T1">var fruits = [ 'Mangue', 'Raisin', 'Figue' ];</text:span></text:p>
      <text:p text:style-name="P8"><text:span text:style-name="T1">fruits[1] = 'Kiwi';</text:span></text:p>
      <text:p text:style-name="P8"><text:span text:style-name="T1">fruits; // =&gt; vaut [ 'Mangue', 'Kiwi', 'Figue' ]</text:span></text:p>
      <text:p text:style-name="P4"><text:span text:style-name="T2">Ajout d’élément</text:span></text:p>
      <text:p text:style-name="P4"><text:span text:style-name="T1">La méthode push() permet d’ajouter un élément à la fin du tableau. La valeur de cet élément est à passer en paramètre (entre parenthèses) de la méthode, quand on l’appelle:</text:span></text:p>
      <text:p text:style-name="P8"><text:span text:style-name="T1">var fruits = [ 'Mangue', 'Raisin', 'Figue' ];</text:span></text:p>
      <text:p text:style-name="P8"><text:span text:style-name="T1">fruits.push('Banane'); // appel de la méthode push() sur le tableau fruits, avec `Banane` en paramètre</text:span></text:p>
      <text:p text:style-name="P8"><text:span text:style-name="T1">fruits; // =&gt; [ 'Mangue', 'Raisin', 'Figue', 'Banane' ]</text:span></text:p>
      <text:p text:style-name="P4"><text:span text:style-name="T1">À chaque fois qu’on ajoute un élément à un tableau en appelant la méthode push(), sa longueur length est incrémentée (c.a.d. sa valeur augmente de 1):</text:span></text:p>
      <text:p text:style-name="P8"><text:span text:style-name="T1">fruits.length; // =&gt; 4, désormais</text:span></text:p>
      <text:p text:style-name="P4"><text:span text:style-name="T2">Retrait d’élément</text:span></text:p>
      <text:p text:style-name="P4"><text:span text:style-name="T1">La méthode pop() retourne la dernière valeur du tableau puis la retire de ce tableau:</text:span></text:p>
      <text:p text:style-name="P8"><text:span text:style-name="T1">var fruits = [ 'Mangue', 'Raisin', 'Figue' ];</text:span></text:p>
      <text:p text:style-name="P8"><text:span text:style-name="T1">var f = fruits.pop();</text:span></text:p>
      <text:p text:style-name="P8"><text:span text:style-name="T1">f; <text:s text:c="5"/>// =&gt; `Figue`</text:span></text:p>
      <text:p text:style-name="P8"><text:span text:style-name="T1">fruits; // =&gt; [ 'Mangue', 'Raisin' ];</text:span></text:p>
      <text:p text:style-name="P4"><text:span text:style-name="T1">À chaque fois qu’on retire un élément d’un tableau en appelant la méthode pop(), sa longueur length est décrémentée (c.a.d. sa valeur décroit de 1):</text:span></text:p>
      <text:p text:style-name="P8"><text:span text:style-name="T1">fruits.length; // =&gt; 2, désormais</text:span></text:p>
      <text:p text:style-name="Standard"><text:span text:style-name="T2">Exercice 7 Test calendrier</text:span></text:p>
      <text:p text:style-name="P4"><text:span text:style-name="T2">2. Tableaux, fonctions avancées</text:span></text:p>
      <text:p text:style-name="P4"><text:span text:style-name="T2">Recherche d’élément par valeur</text:span></text:p>
      <text:p text:style-name="P4"><text:span text:style-name="T1">La méthode indexOf() retourne l’indice du premier élément d’un tableau, pour une valeur donnée. La valeur recherchée est à passer en paramètre (entre parenthèses) de la méthode, quand on l’appelle :</text:span></text:p>
      <text:p text:style-name="P8"><text:span text:style-name="T1">var fruits = [ 'Mangue', 'Raisin', 'Figue', 'Raisin' ];</text:span></text:p>
      <text:p text:style-name="P8"><text:span text:style-name="T1">fruits.indexOf('Raisin'); // =&gt; 1</text:span></text:p>
      <text:p text:style-name="P4"><text:span text:style-name="T1">Si aucun élément du tableau ne contient la valeur cherchée, l’appel à indexOf() retourne -1:</text:span></text:p>
      <text:p text:style-name="P8"><text:soft-page-break/><text:span text:style-name="T1">fruits.indexOf('Pomme'); // =&gt; -1, car il n'y a pas de valeur 'Pomme' dans fruits</text:span></text:p>
      <text:p text:style-name="P4"><text:span text:style-name="T2">Concaténation de tableaux</text:span></text:p>
      <text:p text:style-name="P4"><text:span text:style-name="T1">Comme pour les chaînes de caractères, il est possible de concaténer des tableaux.</text:span></text:p>
      <text:p text:style-name="P4"><text:span text:style-name="T1">La concaténation de deux tableaux consiste à créer un nouveau tableau contenant les éléments de ces deux tableaux.</text:span></text:p>
      <text:p text:style-name="P4"><text:span text:style-name="T1">La méthode concat() retourne un nouveau tableau contenant les éléments du tableau sur lequel elle est appelée, et d’un autre tableau passé en paramètre:</text:span></text:p>
      <text:p text:style-name="P8"><text:span text:style-name="T1">var fruits1 = [ 'Mangue', 'Raisin' ];</text:span></text:p>
      <text:p text:style-name="P8"><text:span text:style-name="T1">var fruits2 = [ 'Figue', 'Kiwi' ];</text:span></text:p>
      <text:p text:style-name="P8"><text:span text:style-name="T1">fruits1.concat(fruits2); // =&gt; [ 'Mangue', 'Raisin', 'Figue', 'Kiwi' ]</text:span></text:p>
      <text:p text:style-name="P4"><text:span text:style-name="T1">Il est bien entendu possible d’utiliser des tableaux littéraux, au lieu de variables :</text:span></text:p>
      <text:p text:style-name="P8"><text:span text:style-name="T1">[ 'Mangue', 'Raisin' ].concat([ 'Figue', 'Kiwi' ]); // =&gt; [ 'Mangue', 'Raisin', 'Figue', 'Kiwi' ]</text:span></text:p>
      <text:p text:style-name="P4"><text:span text:style-name="T2">Partitionnement de tableaux</text:span></text:p>
      <text:p text:style-name="P4"><text:span text:style-name="T1">La méthode slice() retourne un nouveau tableau contenant un extrait du tableau sur lequel elle est appelée.</text:span></text:p>
      <text:p text:style-name="P4"><text:span text:style-name="T1">A chaque appel de cette méthode, il faut fournir deux paramètres : l’indice de l’élément où commence cet extrait, et l’indice de l’élément où se termine l’extrait (non compris):</text:span></text:p>
      <text:p text:style-name="P8"><text:span text:style-name="T1">var fruits = [ 'Mangue', 'Raisin', 'Figue', 'Kiwi' ];</text:span></text:p>
      <text:p text:style-name="P8"><text:span text:style-name="T1">fruits.slice(1, 3); // =&gt; [ 'Raisin', 'Figue' ]</text:span></text:p>
      <text:p text:style-name="P4"><text:span text:style-name="T2">Altération de tableau</text:span></text:p>
      <text:p text:style-name="P4"><text:span text:style-name="T1">La méthode splice() (à ne pas confondre avec slice()) permet à la fois de supprimer et d’insérer des éléments dans un tableau, en fournissant leur indice(s).</text:span></text:p>
      <text:p text:style-name="P4"><text:span text:style-name="T1">Syntaxe d’appel de la méthode : tableau.splice(i, c, v1, v2, ...), avec</text:span></text:p>
      <text:list xml:id="list4389938076162070034" text:style-name="WWNum12">
        <text:list-item>
          <text:p text:style-name="P16"><text:span text:style-name="T1">paramètre i: indice à partir duquel on va effectuer la modification</text:span></text:p>
        </text:list-item>
        <text:list-item>
          <text:p text:style-name="P11"><text:span text:style-name="T1">paramètre c: nombre d’éléments à supprimer depuis l’indice i</text:span></text:p>
        </text:list-item>
        <text:list-item>
          <text:p text:style-name="P32"><text:span text:style-name="T1">paramètre(s) suivant(s): valeur(s) d’élément(s) à insérer à partir de l’indice i</text:span></text:p>
        </text:list-item>
      </text:list>
      <text:p text:style-name="P4"><text:span text:style-name="T1">Voici un exemple utilisant les paramètres i et c: (suppression seulement)</text:span></text:p>
      <text:p text:style-name="P8"><text:span text:style-name="T1">var fruits = [ 'Mangue', 'Raisin', 'Figue', 'Kiwi' ];</text:span></text:p>
      <text:p text:style-name="P8"><text:span text:style-name="T1">fruits.splice(1, 2); // depuis l'indice 1, supprimer 2 valeurs</text:span></text:p>
      <text:p text:style-name="P8"><text:span text:style-name="T1">fruits; // =&gt; [ 'Mangue', 'Kiwi' ]</text:span></text:p>
      <text:p text:style-name="P4"><text:span text:style-name="T1">Voici un exemple utilisant tous les paramètres : (insertion seulement)</text:span></text:p>
      <text:p text:style-name="P8"><text:soft-page-break/><text:span text:style-name="T1">var fruits = [ 'Mangue', 'Raisin', 'Figue', 'Kiwi' ];</text:span></text:p>
      <text:p text:style-name="P8"><text:span text:style-name="T1">fruits.splice(1, 0, 'Pomme'); // depuis l'indice 1, supprimer 0 valeurs, puis y insérer 'Pomme'</text:span></text:p>
      <text:p text:style-name="P8"><text:span text:style-name="T1">fruits; // =&gt; [ 'Mangue', 'Pomme', 'Raisin', 'Figue', 'Kiwi' ]</text:span></text:p>
      <text:p text:style-name="P4"><text:span text:style-name="T1">Contrairement aux méthodes concat() et slice(), splice() ne retourne pas un nouveau tableau, mais modifie le tableau sur lequel elle est appelée. </text:span></text:p>
      <text:p text:style-name="P4"><text:span text:style-name="T2">Exercice Epicerie et Jeu du Pendu</text:span></text:p>
      <text:p text:style-name="P2"/>
      <text:p text:style-name="P1"><text:span text:style-name="T2">Les objets</text:span></text:p>
      <text:p text:style-name="P3"/>
      <text:p text:style-name="P4"><text:span text:style-name="T2">Objets JavaScript</text:span></text:p>
      <text:p text:style-name="P4"><text:span text:style-name="T1">Dans la première moitié de ce chapitre nous avons vu que les tableaux permettaient de stocker une liste ordonnée d’éléments (ayant chacun une valeur de n’importe quel type). Et que ces éléments étaient indexés par des numéros.</text:span></text:p>
      <text:p text:style-name="P4"><text:span text:style-name="T1">Exemple:</text:span></text:p>
      <text:p text:style-name="P8"><text:span text:style-name="T1">var tableau = ['a', 'b', 4];</text:span></text:p>
      <text:p text:style-name="P8"><text:span text:style-name="T1">// =&gt; Correspondance entre numéros d'éléments et leur valeur</text:span></text:p>
      <text:p text:style-name="P8"><text:span text:style-name="T1">// <text:s text:c="3"/>0: 'a'</text:span></text:p>
      <text:p text:style-name="P8"><text:span text:style-name="T1">// <text:s text:c="3"/>1: 'b'</text:span></text:p>
      <text:p text:style-name="P8"><text:span text:style-name="T1">// <text:s text:c="3"/>2: 4</text:span></text:p>
      <text:p text:style-name="P4"><text:span text:style-name="T1">Les objets permettent aussi de stocker des valeurs.</text:span></text:p>
      <text:p text:style-name="P4"><text:span text:style-name="T1">Alors que chaque valeur d’un tableau est stockée dans un </text:span><text:span text:style-name="T2">élément</text:span><text:span text:style-name="T1">, chaque valeur d’un objet est stockée dans ce qu’on appelle une </text:span><text:span text:style-name="T2">propriété</text:span><text:span text:style-name="T1">.</text:span></text:p>
      <text:p text:style-name="P4"><text:span text:style-name="T1">Alors que chaque élément d’un tableau est indexé par un numéro (indice), chaque propriété d’un objet est indexé par une chaîne de caractères.</text:span></text:p>
      <text:p text:style-name="P4"><text:span text:style-name="T2">Définition d’objet</text:span></text:p>
      <text:p text:style-name="P4"><text:span text:style-name="T1">Contrairement à la manière de définir un tableau, chaque valeur de propriété stockée dans un objet doit être précédée du nom de cette propriété (aussi appelé </text:span><text:span text:style-name="T2">clé</text:span><text:span text:style-name="T1">, ou </text:span><text:span text:style-name="T2">key</text:span><text:span text:style-name="T1"> en anglais), et suivi par : (deux points).</text:span></text:p>
      <text:p text:style-name="P8"><text:span text:style-name="T1">var objet = {</text:span></text:p>
      <text:p text:style-name="P8"><text:span text:style-name="T1"><text:s text:c="2"/>prop1: 'a',</text:span></text:p>
      <text:p text:style-name="P8"><text:span text:style-name="T1"><text:s text:c="2"/>prop2: 'b',</text:span></text:p>
      <text:p text:style-name="P8"><text:span text:style-name="T1"><text:s text:c="2"/>prop3: 4,</text:span></text:p>
      <text:p text:style-name="P8"><text:span text:style-name="T1">};</text:span></text:p>
      <text:p text:style-name="P8"><text:span text:style-name="T1">// =&gt; Correspondance entre noms de propriétés et leur valeur</text:span></text:p>
      <text:p text:style-name="P8"><text:span text:style-name="T1">// <text:s text:c="3"/>'prop1': 'a'</text:span></text:p>
      <text:p text:style-name="P8"><text:span text:style-name="T1">// <text:s text:c="3"/>'prop2': 'b'</text:span></text:p>
      <text:p text:style-name="P8"><text:soft-page-break/><text:span text:style-name="T1">// <text:s text:c="3"/>'prop3': 4</text:span></text:p>
      <text:p text:style-name="P4"><text:span text:style-name="T1">À noter que chaque définition de propriété doit être ponctuée d’une virgule.</text:span></text:p>
      <text:p text:style-name="P4"><text:span text:style-name="T1">Les règles d’indentation s’appliquent aussi à la définition d’objets sur plusieurs lignes, car les propriétés sont définies entre accolades.</text:span></text:p>
      <text:p text:style-name="P4"><text:span text:style-name="T1">Le format JSON (JavaScript Object Notation, utilisé très couramment par les APIs de sites web, et exports structurées de données depuis le web) correspond à cette manière de définir des objets. Nous allons y revenir plus tard dans ce chapitre.</text:span></text:p>
      <text:p text:style-name="P4"><text:span text:style-name="T2">Accès aux propriétés d’un objet</text:span></text:p>
      <text:p text:style-name="P4"><text:span text:style-name="T1">Il existe deux manière d’accéder à la valeur d’une propriété d’objet:</text:span></text:p>
      <text:list xml:id="list6749898586259494920" text:style-name="WWNum13">
        <text:list-item>
          <text:p text:style-name="P17"><text:span text:style-name="T1">La notation pointée, ex: objet.prop</text:span></text:p>
        </text:list-item>
        <text:list-item>
          <text:p text:style-name="P33"><text:span text:style-name="T1">L’usage des crochets, ex: objet[prop]</text:span></text:p>
        </text:list-item>
      </text:list>
      <text:p text:style-name="P4"><text:span text:style-name="T1">Comme pour les tableaux, l’adressage par crochets a un avantage intéressant: il permet d’accéder à un élément dont la clé est stockée dans une variable.</text:span></text:p>
      <text:p text:style-name="P4"><text:span text:style-name="T1">Exemple:</text:span></text:p>
      <text:p text:style-name="P8"><text:span text:style-name="T1">var objet = {</text:span></text:p>
      <text:p text:style-name="P8"><text:span text:style-name="T1"><text:s text:c="2"/>prop1: 'a',</text:span></text:p>
      <text:p text:style-name="P8"><text:span text:style-name="T1"><text:s text:c="2"/>prop2: 'b',</text:span></text:p>
      <text:p text:style-name="P8"><text:span text:style-name="T1"><text:s text:c="2"/>prop3: 4,</text:span></text:p>
      <text:p text:style-name="P8"><text:span text:style-name="T1">};</text:span></text:p>
      <text:p text:style-name="P10"/>
      <text:p text:style-name="P8"><text:span text:style-name="T1">// adressage littéral par notation pointée:</text:span></text:p>
      <text:p text:style-name="P8"><text:span text:style-name="T1">objet.prop2; <text:s text:c="7"/>// =&gt; 'b'</text:span></text:p>
      <text:p text:style-name="P10"/>
      <text:p text:style-name="P8"><text:span text:style-name="T1">// adressage littéral par crochets:</text:span></text:p>
      <text:p text:style-name="P8"><text:span text:style-name="T1">objet['prop2']; <text:s text:c="4"/>// =&gt; 'b'</text:span></text:p>
      <text:p text:style-name="P10"/>
      <text:p text:style-name="P8"><text:span text:style-name="T1">// adressage symbolique par crochets:</text:span></text:p>
      <text:p text:style-name="P8"><text:span text:style-name="T1">var cle = 'prop2';</text:span></text:p>
      <text:p text:style-name="P8"><text:span text:style-name="T1">objet[cle]; <text:s text:c="8"/>// =&gt; 'b'</text:span></text:p>
      <text:p text:style-name="P4"><text:span text:style-name="T1">La notation pointée est plus concise et lisible, mais impose de mentionner la clé “en dur” (littéralement) dans le code:</text:span></text:p>
      <text:p text:style-name="P8"><text:span text:style-name="T1">// adressage littéral, avec notation pointée:</text:span></text:p>
      <text:p text:style-name="P8"><text:span text:style-name="T1">objet.prop2; // =&gt; 'b'</text:span></text:p>
      <text:p text:style-name="P10"/>
      <text:p text:style-name="P8"><text:span text:style-name="T1">// adressage symbolique, impossible avec notation pointée:</text:span></text:p>
      <text:p text:style-name="P8"><text:span text:style-name="T1">var cle = 'prop2';</text:span></text:p>
      <text:p text:style-name="P8"><text:span text:style-name="T1">objet.cle; <text:s text:c="2"/>// =&gt; undefined, car il n'y a pas de propriété appelée 'cle' dans l'objet</text:span></text:p>
      <text:p text:style-name="P4"><text:span text:style-name="T2">Modification de propriétés</text:span></text:p>
      <text:p text:style-name="P4"><text:soft-page-break/><text:span text:style-name="T1">La modification d’une propriété d’objet fonctionne similairement à la modification d’un élément de tableau: il suffit d’effectuer une affectation après avoir adressé la valeur à modifier.</text:span></text:p>
      <text:p text:style-name="P8"><text:span text:style-name="T1">var tableau = ['a', 'b', 4];</text:span></text:p>
      <text:p text:style-name="P8"><text:span text:style-name="T1">tableau[1] = 3; // =&gt; tableau = ['a', 3, 4]</text:span></text:p>
      <text:p text:style-name="P10"/>
      <text:p text:style-name="P8"><text:span text:style-name="T1">var objet = {</text:span></text:p>
      <text:p text:style-name="P8"><text:span text:style-name="T1"><text:s text:c="2"/>prop1: 'a',</text:span></text:p>
      <text:p text:style-name="P8"><text:span text:style-name="T1"><text:s text:c="2"/>prop2: 'b',</text:span></text:p>
      <text:p text:style-name="P8"><text:span text:style-name="T1"><text:s text:c="2"/>prop3: 4,</text:span></text:p>
      <text:p text:style-name="P8"><text:span text:style-name="T1">};</text:span></text:p>
      <text:p text:style-name="P8"><text:span text:style-name="T1">objet.prop2 = 3; // =&gt; objet: { prop1: 'a', prop2: 3, prop3: 4 }</text:span></text:p>
      <text:p text:style-name="P4"><text:span text:style-name="T1">Il est bien sûr possible d’utiliser indifféremment l’adressage par notation pointée ou par crochets, pour une affectation.</text:span></text:p>
      <text:p text:style-name="P4"><text:span text:style-name="T2">Clés riches</text:span></text:p>
      <text:p text:style-name="P4"><text:span text:style-name="T1">Contrairement aux restrictions imposées pour nommer les variables en JavaScript, il est possible d’inclure des espaces et des caractères spéciaux dans les noms de propriétés.</text:span></text:p>
      <text:p text:style-name="P4"><text:span text:style-name="T1">Par contre, il faut dans ce cas utiliser des apostrophes (ou guillemets) pour définir et adresser ces propriétés:</text:span></text:p>
      <text:p text:style-name="P8"><text:span text:style-name="T1">var mesAmis = {</text:span></text:p>
      <text:p text:style-name="P8"><text:span text:style-name="T1"><text:s text:c="2"/>'Luke Skywalker': true,</text:span></text:p>
      <text:p text:style-name="P8"><text:span text:style-name="T1"><text:s text:c="2"/>'Dark Vador': false,</text:span></text:p>
      <text:p text:style-name="P8"><text:span text:style-name="T1">};</text:span></text:p>
      <text:p text:style-name="P8"><text:span text:style-name="T1">mesAmis.LukeSkywalker; <text:s text:c="4"/>// =&gt; undefined</text:span></text:p>
      <text:p text:style-name="P8"><text:span text:style-name="T1">mesAmis.Luke Skywalker; <text:s text:c="3"/>// =&gt; /!\ syntax error</text:span></text:p>
      <text:p text:style-name="P8"><text:span text:style-name="T1">mesAmis['Luke Skywalker']; // =&gt; true</text:span></text:p>
      <text:p text:style-name="P4"><text:span text:style-name="T2">Notes sur les types</text:span></text:p>
      <text:p text:style-name="P4"><text:span text:style-name="T1">Comme pour les tableaux, la valeur d’une propriété d’objet peut être de n’importe quel type: string, number, boolean, null, undefined, object ou function.</text:span></text:p>
      <text:p text:style-name="P4"><text:span text:style-name="T1">A noter que, comme les objets, les tableaux sont aussi de type object.</text:span></text:p>
      <text:p text:style-name="P8"><text:span text:style-name="T1">typeof { prop: 'a' }; <text:s/>// =&gt; "object"</text:span></text:p>
      <text:p text:style-name="P8"><text:span text:style-name="T1">typeof [ 'a', 3, 4 ]; <text:s/>// =&gt; "object"</text:span></text:p>
      <text:p text:style-name="P4"><text:span text:style-name="T1">Mais les tableaux ont des caractéristiques particulières que n’ont pas les objets. Notamment l’indexation numérique, des fonctions spécifiques comme slice, etc…</text:span></text:p>
      <text:p text:style-name="P4"><text:span text:style-name="T2">Exercice 8 Annuaire téléphonique</text:span></text:p>
      <text:p text:style-name="P6"/>
      <text:p text:style-name="P4"><text:soft-page-break/><text:span text:style-name="T2">Objets, usage avancé</text:span></text:p>
      <text:p text:style-name="P4"><text:span text:style-name="T1">Comme il est possible de stocker un objet comme valeur d’une propriété d’objet, cela veut dire que nous pouvons définir des hiérarchies / arbres d’objets.</text:span></text:p>
      <text:p text:style-name="P4"><text:span text:style-name="T1">Exemple:</text:span></text:p>
      <text:p text:style-name="P8"><text:span text:style-name="T1">var compteFacebook = {</text:span></text:p>
      <text:p text:style-name="P8"><text:span text:style-name="T1"><text:s text:c="2"/>amis: {</text:span></text:p>
      <text:p text:style-name="P8"><text:span text:style-name="T1"><text:s text:c="4"/>'Luke Skywalker': true,</text:span></text:p>
      <text:p text:style-name="P8"><text:span text:style-name="T1"><text:s text:c="4"/>'Dark Vador': false,</text:span></text:p>
      <text:p text:style-name="P8"><text:span text:style-name="T1"><text:s text:c="2"/>},</text:span></text:p>
      <text:p text:style-name="P8"><text:span text:style-name="T1"><text:s text:c="2"/>groupes: {</text:span></text:p>
      <text:p text:style-name="P8"><text:span text:style-name="T1"><text:s text:c="4"/>maitresJedi: {</text:span></text:p>
      <text:p text:style-name="P8"><text:span text:style-name="T1"><text:s text:c="6"/>titre: 'Groupe des maîtres Jedi',</text:span></text:p>
      <text:p text:style-name="P8"><text:span text:style-name="T1"><text:s text:c="6"/>membres: [ 'Yoda', 'Obi Wan' ],</text:span></text:p>
      <text:p text:style-name="P8"><text:span text:style-name="T1"><text:s text:c="4"/>},</text:span></text:p>
      <text:p text:style-name="P8"><text:span text:style-name="T1"><text:s text:c="4"/>lolcats: {</text:span></text:p>
      <text:p text:style-name="P8"><text:span text:style-name="T1"><text:s text:c="6"/>titre: 'Vive les chats !',</text:span></text:p>
      <text:p text:style-name="P8"><text:span text:style-name="T1"><text:s text:c="6"/>membres: [ 'Patrick' ],</text:span></text:p>
      <text:p text:style-name="P8"><text:span text:style-name="T1"><text:s text:c="4"/>},</text:span></text:p>
      <text:p text:style-name="P8"><text:span text:style-name="T1"><text:s text:c="2"/>},</text:span></text:p>
      <text:p text:style-name="P8"><text:span text:style-name="T1">};</text:span></text:p>
      <text:p text:style-name="P4"><text:span text:style-name="T1">Dans l’exemple ci-dessus, nous avons jusqu’à trois niveaux d’imbrication d’objets (voire quatre, si on compte les tableaux comme des objets): l’objet compteFacebook contient une propriété groupes (de type objet) contenant une propriété maitresJedi (aussi de type objet) contenant deux propriétés (de type chaîne de caractères et tableau).</text:span></text:p>
      <text:p text:style-name="P4"><text:span text:style-name="T1">Cet objet peut être représenté visuellement sous forme d’un arbre.</text:span></text:p>
      <text:p text:style-name="P4"><text:span text:style-name="T1">Pour accéder au premier élément du tableau membres de la sous-propriété maitresJedi, on doit écrire le cheminement à suivre, de propriété à sous-propriétés.</text:span></text:p>
      <text:p text:style-name="P4"><text:span text:style-name="T1">Exemple:</text:span></text:p>
      <text:p text:style-name="P8"><text:span text:style-name="T1">// adressage par notation pointée:</text:span></text:p>
      <text:p text:style-name="P8"><text:span text:style-name="T1">compteFacebook.groupes.maitresJedi.membres[0]; // =&gt; 'Yoda'</text:span></text:p>
      <text:p text:style-name="P10"/>
      <text:p text:style-name="P8"><text:span text:style-name="T1">// adressage par crochets:</text:span></text:p>
      <text:p text:style-name="P8"><text:span text:style-name="T1">compteFacebook['groupes']['maitresJedi']['membres'][0]; // (idem)</text:span></text:p>
      <text:p text:style-name="P4"><text:span text:style-name="T1">Dans cet exemple aussi, on peut utiliser indifféremment la notation pointée ou les crochets, pour accéder à la propriété d’un objet.</text:span></text:p>
      <text:p text:style-name="P4"><text:span text:style-name="T2">Énumérer les propriétés d’un objet</text:span></text:p>
      <text:p text:style-name="P4"><text:span text:style-name="T1">Il existe deux manières d’énumérer les propriétés d’un objet:</text:span></text:p>
      <text:list xml:id="list758394437973510411" text:style-name="WWNum17">
        <text:list-item>
          <text:p text:style-name="P18"><text:span text:style-name="T1">utiliser une boucle for-in;</text:span></text:p>
        </text:list-item>
        <text:list-item>
          <text:p text:style-name="P34"><text:soft-page-break/><text:span text:style-name="T1">ou itérer sur le tableau des clés de l’objet, à l’aide de la fonction Object.keys().</text:span></text:p>
        </text:list-item>
      </text:list>
      <text:p text:style-name="P4"><text:span text:style-name="T1">Une boucle for-in s’utilise de cette façon:</text:span></text:p>
      <text:p text:style-name="P8"><text:span text:style-name="T1">var mesAmis = {</text:span></text:p>
      <text:p text:style-name="P8"><text:span text:style-name="T1"><text:s text:c="2"/>'Luke Skywalker': true,</text:span></text:p>
      <text:p text:style-name="P8"><text:span text:style-name="T1"><text:s text:c="2"/>'Dark Vador': false,</text:span></text:p>
      <text:p text:style-name="P8"><text:span text:style-name="T1">};</text:span></text:p>
      <text:p text:style-name="P8"><text:span text:style-name="T1">for (var cle in mesAmis) {</text:span></text:p>
      <text:p text:style-name="P8"><text:span text:style-name="T1"><text:s text:c="2"/>console.log(cle, '-&gt;', mesAmis[cle]);</text:span></text:p>
      <text:p text:style-name="P8"><text:span text:style-name="T1">}</text:span></text:p>
      <text:p text:style-name="P8"><text:span text:style-name="T1">// =&gt; lignes affichées dans la console:</text:span></text:p>
      <text:p text:style-name="P8"><text:span text:style-name="T1">// <text:s text:c="3"/>Luke Skywalker -&gt; true</text:span></text:p>
      <text:p text:style-name="P8"><text:span text:style-name="T1">// <text:s text:c="3"/>Dark Vador -&gt; false</text:span></text:p>
      <text:p text:style-name="P4"><text:span text:style-name="T1">Contrairement à une boucle for classique (</text:span><text:span text:style-name="T3">dans laquelle on définit une instruction d’initialisation, une expression conditionnelle et une instruction d’incrémentation, séparés par des points-virgules, pour rappel</text:span><text:span text:style-name="T1">), la boucle for-in va répéter la liste d’instructions entre accolades pour chaque clé de l’objet.</text:span></text:p>
      <text:p text:style-name="P4"><text:span text:style-name="T1">Dans notre exemple de code ci-dessus, la variable cle prendra donc la valeur d’une clé de l’objet mesAmis, pour chacune de ses propriétés.</text:span></text:p>
      <text:p text:style-name="P4"><text:span text:style-name="T1">A noter que cela fonctionne aussi sur les tableaux, sauf que l’indice de chaque élément du tableau sera fourni (au lieu de la clé de chaque propriété de l’objet).</text:span></text:p>
      <text:p text:style-name="P4"><text:span text:style-name="T2">Énumérer les propriétés d’un objet, une autre manière</text:span></text:p>
      <text:p text:style-name="P4"><text:span text:style-name="T1">Lorsqu’elle est appelée en passant un objet en paramètre, la fonction Object.keys() retourne un tableau contenant les clés/noms de chaque propriété de cet objet.</text:span></text:p>
      <text:p text:style-name="P8"><text:span text:style-name="T1">var mesAmis = {</text:span></text:p>
      <text:p text:style-name="P8"><text:span text:style-name="T1"><text:s text:c="2"/>'Luke Skywalker': true,</text:span></text:p>
      <text:p text:style-name="P8"><text:span text:style-name="T1"><text:s text:c="2"/>'Dark Vador': false,</text:span></text:p>
      <text:p text:style-name="P8"><text:span text:style-name="T1">};</text:span></text:p>
      <text:p text:style-name="P8"><text:span text:style-name="T1">var cles = Object.keys(mesAmis); // =&gt; [ 'Luke Skywalker', 'Dark Vador' ]</text:span></text:p>
      <text:p text:style-name="P4"><text:span text:style-name="T1">On peut alors utiliser une boucle for plus classique pour itérer sur les valeurs de ce tableau:</text:span></text:p>
      <text:p text:style-name="P8"><text:span text:style-name="T1">for (var i = 0; i &lt; cles.length; i++) {</text:span></text:p>
      <text:p text:style-name="P8"><text:span text:style-name="T1"><text:s text:c="2"/>var cle = cles[i];</text:span></text:p>
      <text:p text:style-name="P8"><text:span text:style-name="T1"><text:s text:c="2"/>console.log(i, ':', cle, '-&gt;', mesAmis[cle]);</text:span></text:p>
      <text:p text:style-name="P8"><text:span text:style-name="T1">}</text:span></text:p>
      <text:p text:style-name="P8"><text:span text:style-name="T1">// =&gt; lignes affichées dans la console:</text:span></text:p>
      <text:p text:style-name="P8"><text:span text:style-name="T1">// <text:s text:c="3"/>0, Luke Skywalker -&gt; true</text:span></text:p>
      <text:p text:style-name="P8"><text:span text:style-name="T1">// <text:s text:c="3"/>1, Dark Vador -&gt; false</text:span></text:p>
      <text:p text:style-name="P4"><text:span text:style-name="T2">Suppression d’une propriété</text:span></text:p>
      <text:p text:style-name="P4"><text:span text:style-name="T1">Pour supprimer une propriété d’un objet, il faut utiliser le mot clé delete de la manière </text:span><text:soft-page-break/><text:span text:style-name="T1">suivante:</text:span></text:p>
      <text:p text:style-name="P8"><text:span text:style-name="T1">var objet = {</text:span></text:p>
      <text:p text:style-name="P8"><text:span text:style-name="T1"><text:s text:c="2"/>prop1: 'a',</text:span></text:p>
      <text:p text:style-name="P8"><text:span text:style-name="T1"><text:s text:c="2"/>prop2: 'b',</text:span></text:p>
      <text:p text:style-name="P8"><text:span text:style-name="T1"><text:s text:c="2"/>prop3: 4,</text:span></text:p>
      <text:p text:style-name="P8"><text:span text:style-name="T1">};</text:span></text:p>
      <text:p text:style-name="P8"><text:span text:style-name="T1">delete objet.prop2;</text:span></text:p>
      <text:p text:style-name="P8"><text:span text:style-name="T1">// =&gt; objet === { prop1: 'a', prop3: 4 }</text:span></text:p>
      <text:p text:style-name="Standard"><text:span text:style-name="T2">Exercice Répertoire téléphonique</text:span></text:p>
      <text:p text:style-name="P6"/>
      <text:p text:style-name="P7"/>
      <text:p text:style-name="P1"><text:span text:style-name="T2">Les classes et la POO</text:span></text:p>
      <text:p text:style-name="P3"/>
      <text:p text:style-name="P4"><text:span text:style-name="T2">Programmation Orientée Objet: classes, instances et this</text:span></text:p>
      <text:p text:style-name="P4"><text:span text:style-name="T1">Une classe est un modèle d’objet. Elle peut être instanciée, c’est à dire qu’on crée un objet (appelé </text:span><text:span text:style-name="T3">instance</text:span><text:span text:style-name="T1">) selon ce modèle.</text:span></text:p>
      <text:p text:style-name="P4"><text:span text:style-name="T1">La modèle d’une classe consiste à assurer que chaque objet instance de cette classe aura les mêmes:</text:span></text:p>
      <text:list xml:id="list4596009998163630617" text:style-name="WWNum14">
        <text:list-item>
          <text:p text:style-name="P19"><text:span text:style-name="T1">propriétés; (</text:span><text:span text:style-name="T3">cf chapitre sur les types avancés</text:span><text:span text:style-name="T1">)</text:span></text:p>
        </text:list-item>
        <text:list-item>
          <text:p text:style-name="P35"><text:span text:style-name="T1">et méthodes: des fonctions qui s’appliquent à une instance donnée.</text:span></text:p>
        </text:list-item>
      </text:list>
      <text:p text:style-name="P4"><text:span text:style-name="T1">À noter que:</text:span></text:p>
      <text:list xml:id="list5752239172207768995" text:style-name="WWNum1">
        <text:list-item>
          <text:p text:style-name="P20"><text:span text:style-name="T1">chaque instance d’une classe aura les mêmes propriétés, mais la valeur de celles-ci pourra être différente pour chaque instance;</text:span></text:p>
        </text:list-item>
        <text:list-item>
          <text:p text:style-name="P36"><text:span text:style-name="T1">chaque instance d’une classe aura les mêmes méthodes, mais l’exécution de la fonction correspondante ne s’appliquera qu’à l’instance sur laquelle elle aura été appelée.</text:span></text:p>
        </text:list-item>
      </text:list>
      <text:p text:style-name="P4"><text:span text:style-name="T1">Comme nous allons le voir dans la suite du cours, les classes sont très utilisées pour manipuler la structure de pages Web. Notamment pour intégrer plusieurs instances d’un même composant sur une même page.</text:span></text:p>
      <text:p text:style-name="P4"><text:span text:style-name="T2">Comment instancier une classe en JavaScript/ES6</text:span></text:p>
      <text:p text:style-name="P4"><text:span text:style-name="T1">En guise d’exemple, supposons qu’on veuille intégrer un composant permettant d’afficher une galerie d’images sur notre page Web.</text:span></text:p>
      <text:p text:style-name="P4"><text:span text:style-name="T1">Supposons que ce composant soit défini par une classe nommée Galerie.</text:span></text:p>
      <text:p text:style-name="P4"><text:span text:style-name="T1">Comme pour toute classe, on peut instancier une Galerie en appelant son constructeur avec le </text:span><text:soft-page-break/><text:span text:style-name="T1">mot clé new. Le constructeur de cette classe prend un paramètre: conteneur, une portion de la page Web dans lequel la galerie s’intègrera.</text:span></text:p>
      <text:p text:style-name="P4"><text:span text:style-name="T1">Enfin, supposons que la classe Galerie fournisse des méthodes qui seront rattachées à chaque instance de cette classe:</text:span></text:p>
      <text:list xml:id="list4931305507467874773" text:style-name="WWNum2">
        <text:list-item>
          <text:p text:style-name="P21"><text:span text:style-name="T1">ajouterImage() permet de spécifier l’URL d’une image qui sera à afficher dans cette galerie,</text:span></text:p>
        </text:list-item>
        <text:list-item>
          <text:p text:style-name="P37"><text:span text:style-name="T1">et regenerer() permet de mettre à jour l’affichage de la galerie, après y avoir ajouté des images.</text:span></text:p>
        </text:list-item>
      </text:list>
      <text:p text:style-name="P4"><text:span text:style-name="T1">Voici un exemple d’instanciation de cette classe:</text:span></text:p>
      <text:p text:style-name="P8"><text:span text:style-name="T1">// supposons que conteneur référence un &lt;div&gt; de la page</text:span></text:p>
      <text:p text:style-name="P8"><text:span text:style-name="T1">var maGalerie = new Galerie(conteneur);</text:span></text:p>
      <text:p text:style-name="P8"><text:span text:style-name="T1">maGalerie.ajouterImage('img7.jpg');</text:span></text:p>
      <text:p text:style-name="P8"><text:span text:style-name="T1">maGalerie.regenerer();</text:span></text:p>
      <text:p text:style-name="P4"><text:span text:style-name="T1">Le mot clé </text:span><text:span text:style-name="T2">new</text:span><text:span text:style-name="T1"> permet d’instancier notre classe, et donc d’exécuter son constructeur en fournissant une valeur pour le paramètre conteneur. Comme pour une fonction, l’appel au constructeur retourne l’instance de Galerie fraichement créée.</text:span></text:p>
      <text:p text:style-name="P4"><text:span text:style-name="T2">Comment définir une classe en JavaScript/ES6</text:span></text:p>
      <text:p text:style-name="P4"><text:span text:style-name="T1">Afin de permettre l’instanciation de la classe Galerie, le créateur du composant a dû la définir de la manière suivante :</text:span></text:p>
      <text:p text:style-name="P8"><text:span text:style-name="T1">class Galerie {</text:span></text:p>
      <text:p text:style-name="P10"/>
      <text:p text:style-name="P8"><text:span text:style-name="T1"><text:s text:c="2"/>// définition du constructeur de la classe Galerie</text:span></text:p>
      <text:p text:style-name="P8"><text:span text:style-name="T1"><text:s text:c="2"/>constructor(conteneur) {</text:span></text:p>
      <text:p text:style-name="P8"><text:span text:style-name="T1"><text:s text:c="4"/>this.conteneur = conteneur;</text:span></text:p>
      <text:p text:style-name="P8"><text:span text:style-name="T1"><text:s text:c="4"/>this.urlImages = [];</text:span></text:p>
      <text:p text:style-name="P8"><text:span text:style-name="T1"><text:s text:c="2"/>}</text:span></text:p>
      <text:p text:style-name="P8"><text:span text:style-name="T1"><text:s/></text:span></text:p>
      <text:p text:style-name="P8"><text:span text:style-name="T1"><text:s text:c="2"/>// cette méthode permet d'ajouter une image à cette galerie</text:span></text:p>
      <text:p text:style-name="P8"><text:span text:style-name="T1"><text:s text:c="2"/>ajouterImage(url) {</text:span></text:p>
      <text:p text:style-name="P8"><text:span text:style-name="T1"><text:s text:c="4"/>this.urlImages.push(url);</text:span></text:p>
      <text:p text:style-name="P8"><text:span text:style-name="T1"><text:s text:c="2"/>}</text:span></text:p>
      <text:p text:style-name="P10"/>
      <text:p text:style-name="P8"><text:span text:style-name="T1"><text:s text:c="2"/>// cette méthode permet de générer et d'afficher cette galerie dans la page</text:span></text:p>
      <text:p text:style-name="P8"><text:span text:style-name="T1"><text:s text:c="2"/>regenerer() {</text:span></text:p>
      <text:p text:style-name="P8"><text:span text:style-name="T1"><text:s text:c="4"/>var html = '';</text:span></text:p>
      <text:p text:style-name="P8"><text:span text:style-name="T1"><text:s text:c="4"/>// génération des éléments &lt;img&gt; dans le conteneur</text:span></text:p>
      <text:p text:style-name="P8"><text:span text:style-name="T1"><text:s text:c="4"/>for (var i = 0; i &lt; this.urlImages.length; i++) {</text:span></text:p>
      <text:p text:style-name="P8"><text:span text:style-name="T1"><text:s text:c="6"/>html = html + '&lt;img src="' + this.urlImages[i] + '" class="hidden"&gt;;';</text:span></text:p>
      <text:p text:style-name="P8"><text:span text:style-name="T1"><text:s text:c="4"/>}</text:span></text:p>
      <text:p text:style-name="P8"><text:span text:style-name="T1"><text:s text:c="4"/>this.conteneur.innerHTML == html;</text:span></text:p>
      <text:p text:style-name="P8"><text:span text:style-name="T1"><text:s text:c="2"/>}</text:span></text:p>
      <text:p text:style-name="P10"/>
      <text:p text:style-name="P8"><text:soft-page-break/><text:span text:style-name="T1">}</text:span></text:p>
      <text:p text:style-name="P4"><text:span text:style-name="T1">À noter:</text:span></text:p>
      <text:list xml:id="list7722446149806329897" text:style-name="WWNum3">
        <text:list-item>
          <text:p text:style-name="P48"><text:span text:style-name="T1">le paramètre conteneur du constructeur de la classe a été affecté comme propriétés d’un certain objet this. (nous allons expliquer ça plus bas)</text:span></text:p>
        </text:list-item>
      </text:list>
      <text:p text:style-name="P4"><text:span text:style-name="T2">Usage de this</text:span></text:p>
      <text:p text:style-name="P4"><text:span text:style-name="T1">Quand on mentionne this dans la définition d’une méthode, ce mot clé représente l’instance depuis laquelle la méthode a été appelée.</text:span></text:p>
      <text:p text:style-name="P4"><text:span text:style-name="T1">Par exemple:</text:span></text:p>
      <text:p text:style-name="P8"><text:span text:style-name="T1">class Article {</text:span></text:p>
      <text:p text:style-name="P8"><text:span text:style-name="T1"><text:s text:c="2"/>constructor(titre) {</text:span></text:p>
      <text:p text:style-name="P8"><text:span text:style-name="T1"><text:s text:c="4"/>this.titre = titre;</text:span></text:p>
      <text:p text:style-name="P8"><text:span text:style-name="T1"><text:s text:c="2"/>}</text:span></text:p>
      <text:p text:style-name="P8"><text:span text:style-name="T1"><text:s text:c="2"/>getTitre() {</text:span></text:p>
      <text:p text:style-name="P8"><text:span text:style-name="T1"><text:s text:c="4"/>return this.titre; // this === article1 ou article2, dans notre exemple</text:span></text:p>
      <text:p text:style-name="P8"><text:span text:style-name="T1"><text:s text:c="2"/>}</text:span></text:p>
      <text:p text:style-name="P8"><text:span text:style-name="T1">}</text:span></text:p>
      <text:p text:style-name="P10"/>
      <text:p text:style-name="P8"><text:span text:style-name="T1">var article1 = new Article('Trump élu président');</text:span></text:p>
      <text:p text:style-name="P8"><text:span text:style-name="T1">var article2 = new Article('Macron se présente');</text:span></text:p>
      <text:p text:style-name="P10"/>
      <text:p text:style-name="P8"><text:span text:style-name="T1">article1.getTitre(); // =&gt; retourne 'Trump élu président'</text:span></text:p>
      <text:p text:style-name="P8"><text:span text:style-name="T1">article2.getTitre(); // =&gt; retourne 'Macron se présente'</text:span></text:p>
      <text:p text:style-name="P4"><text:span text:style-name="T1">À noter qu’en JavaScript, this est en fait utilisable depuis toute fonction, qu’elle soit ou pas définie dans une classe. Il faut retenir que l’usage de classes permet à l’interpréteur JavaScript d’affecter automatiquement à this l’instance sur laquelle s’exécute chaque méthode.</text:span></text:p>
      <text:p text:style-name="P3"/>
      <text:p text:style-name="P5"><text:span text:style-name="T2">Manipuler le web avec DOM</text:span></text:p>
      <text:p text:style-name="P4"><text:span text:style-name="T2">1. JavaScript et le DOM</text:span></text:p>
      <text:p text:style-name="P4"><text:span text:style-name="T1">Dans les chapitres précédents, nous avons exécuté des programmes JavaScript simples de manière interactive, depuis la console de notre navigateur.</text:span></text:p>
      <text:p text:style-name="P4"><text:span text:style-name="T1">Dans ce chapitre, nous allons voir:</text:span></text:p>
      <text:list xml:id="list5327069835024118928" text:style-name="WWNum4">
        <text:list-item>
          <text:p text:style-name="P22"><text:span text:style-name="T1">comment associer un programme JavaScript à une page web,</text:span></text:p>
        </text:list-item>
        <text:list-item>
          <text:p text:style-name="P38"><text:span text:style-name="T1">et comment modifier cette page dynamiquement depuis notre programme.</text:span></text:p>
        </text:list-item>
      </text:list>
      <text:p text:style-name="P4"><text:span text:style-name="T2">Terminologie: quelques rappels sur le Web</text:span></text:p>
      <text:list xml:id="list536044138772117287" text:style-name="WWNum6">
        <text:list-item>
          <text:p text:style-name="P23"><text:span text:style-name="T1">WWW: </text:span><text:span text:style-name="T3">World Wide Web</text:span><text:span text:style-name="T1">, c’est le nom donné à l’ensemble des pages liées entre elles </text:span><text:soft-page-break/><text:span text:style-name="T1">sur Internet via le protocole HTTP (nous en reparlerons dans le chapitre suivant). La plupart de ces pages sont décrites en langage HTML.</text:span></text:p>
        </text:list-item>
        <text:list-item>
          <text:p text:style-name="P12"><text:span text:style-name="T1">HTML: </text:span><text:span text:style-name="T3">HyperText Markup Language</text:span><text:span text:style-name="T1">, c’est un langage qui permet de décrire la structure et le contenu d’une page web, en utilisant des éléments (balises).</text:span></text:p>
        </text:list-item>
        <text:list-item>
          <text:p text:style-name="P12"><text:span text:style-name="T1">CSS: </text:span><text:span text:style-name="T3">Cascading Style Sheets</text:span><text:span text:style-name="T1">, c’est un langage qui permet de mettre en page et styliser les éléments HTML d’une page web en leur appliquant des propriétés.</text:span></text:p>
        </text:list-item>
        <text:list-item>
          <text:p text:style-name="P12"><text:span text:style-name="T1">JavaScript: c’est le seul langage qui permet de donner des instructions exécutables depuis une page web au format HTML.</text:span></text:p>
        </text:list-item>
        <text:list-item>
          <text:p text:style-name="P12"><text:span text:style-name="T1">Navigateur Web / </text:span><text:span text:style-name="T3">Web Browser</text:span><text:span text:style-name="T1">: c’est un logiciel d’affichage de pages web (généralement composées de fichiers HTML, CSS et JavaScript), et permettant à l’utilisateur d’interagir avec celles-ci.</text:span></text:p>
        </text:list-item>
        <text:list-item>
          <text:p text:style-name="P12"><text:span text:style-name="T1">DOM: </text:span><text:span text:style-name="T3">Document Object Model</text:span><text:span text:style-name="T1">, c’est à la fois le nom qu’on donne à l’ensemble des éléments qui constituent une page Web ouverte dans le navigateur (telle qu’elle est structurée en mémoire), et à l’API qui permet de manipuler ces éléments.</text:span></text:p>
        </text:list-item>
        <text:list-item>
          <text:p text:style-name="P39"><text:span text:style-name="T1">API: </text:span><text:span text:style-name="T3">Application Programming Interface</text:span><text:span text:style-name="T1">, est un ensemble de fonctions fournies par un logiciel (par exemple: un navigateur Web, ou un serveur Web) qui permettent à d’autres programmes d’interagir / échanger des informations avec lui.</text:span></text:p>
        </text:list-item>
      </text:list>
      <text:p text:style-name="P4"><text:span text:style-name="T2">Associer un programme JavaScript à une page web</text:span></text:p>
      <text:p text:style-name="P4"><text:span text:style-name="T1">Vous devez savoir qu’une page web peut être associée à une feuille de style CSS. Pour cela, le code source HTML de cette page doit contenir un élément &lt;link&gt; donnant l’URL du fichier CSS correspondant.</text:span></text:p>
      <text:p text:style-name="P4"><text:span text:style-name="T1">De la même façon, pour associer un programme JavaScript à une page web, il suffit d’ajouter un élément &lt;script&gt; donnant l’URL du programme en question (dont le fichier porte généralement l’extension .js).</text:span></text:p>
      <text:p text:style-name="P4"><text:span text:style-name="T1">Exemple de code source HTML d’une page web:</text:span></text:p>
      <text:p text:style-name="P8"><text:span text:style-name="T1">&lt;!DOCTYPE html&gt;</text:span></text:p>
      <text:p text:style-name="P8"><text:span text:style-name="T1">&lt;html&gt;</text:span></text:p>
      <text:p text:style-name="P8"><text:span text:style-name="T1"><text:s text:c="2"/>&lt;head&gt;</text:span></text:p>
      <text:p text:style-name="P8"><text:span text:style-name="T1"><text:s text:c="4"/>&lt;link rel="stylesheet" href="style.css" /&gt;</text:span></text:p>
      <text:p text:style-name="P8"><text:span text:style-name="T1"><text:s text:c="2"/>&lt;/head&gt;</text:span></text:p>
      <text:p text:style-name="P8"><text:span text:style-name="T1"><text:s text:c="2"/>&lt;body&gt;</text:span></text:p>
      <text:p text:style-name="P8"><text:span text:style-name="T1"><text:s text:c="4"/>&lt;h1&gt;Bonjour !&lt;/h1&gt;</text:span></text:p>
      <text:p text:style-name="P8"><text:span text:style-name="T1"><text:s text:c="4"/>&lt;script src="script.js"&gt;&lt;/script&gt;</text:span></text:p>
      <text:p text:style-name="P8"><text:span text:style-name="T1"><text:s text:c="2"/>&lt;/body&gt;</text:span></text:p>
      <text:p text:style-name="P8"><text:span text:style-name="T1">&lt;/html&gt;</text:span></text:p>
      <text:p text:style-name="P4"><text:span text:style-name="T1">Trois choses importantes à remarquer:</text:span></text:p>
      <text:list xml:id="list2492380146310348386" text:style-name="WWNum8">
        <text:list-item>
          <text:p text:style-name="P24"><text:span text:style-name="T1">l’élément &lt;script&gt; peut être défini dans le &lt;head&gt; ou dans le &lt;body&gt;, mais il est généralement recommandé de l’insérer juste avant la fin du &lt;body&gt;;</text:span></text:p>
        </text:list-item>
        <text:list-item>
          <text:p text:style-name="P13"><text:span text:style-name="T1">l’URL du script doit être fournie via l’attribut src;</text:span></text:p>
        </text:list-item>
        <text:list-item>
          <text:p text:style-name="P40"><text:span text:style-name="T1">mais surtout, contrairement aux éléments &lt;link&gt;, les éléments &lt;script&gt; ne doivent pas être exprimés sous forme d’une balise auto-fermante (finissant par /&gt;) =&gt; il est impératif d’</text:span><text:span text:style-name="T2">utiliser une balise fermante &lt;/script&gt; après chaque balise ouvrante &lt;script&gt;</text:span><text:span text:style-name="T1">.</text:span></text:p>
        </text:list-item>
      </text:list>
      <text:p text:style-name="P4"><text:soft-page-break/><text:span text:style-name="T1">Les scripts ainsi intégrés dans le &lt;body&gt; de la page seront exécutés au fur et à mesure qu’ils sont découverts et chargés par le navigateur.</text:span></text:p>
      <text:p text:style-name="P4"><text:span text:style-name="T1">Remarque, il est aussi possible d’intégrer directement notre programme JavaScript entre les balises &lt;script&gt; et &lt;/script&gt;, pour éviter de le stocker dans un fichier séparé. Cette méthode n’est pas recommandée car elle peut causer des erreurs de syntaxe. Cette méthode est à proscrire désormais on écrit du Javascript dans un fichier à part et on le rappel en indiquant son chemin.</text:span></text:p>
      <text:p text:style-name="P4"><text:span text:style-name="T2">Exercice 9 Dire bonjour au monde</text:span></text:p>
      <text:h text:style-name="Heading_20_3" text:outline-level="3"><text:span text:style-name="T5">Accéder aux éléments de la page Web depuis JavaScript</text:span></text:h>
      <text:p text:style-name="P49"><text:span text:style-name="T6">Les navigateurs Web (tels que Google Chrome) donnent accès à une </text:span><text:span text:style-name="T8">API</text:span><text:span text:style-name="T6"> (voir définition plus haut) permettant à nos programmes JavaScript d’interagir avec le </text:span><text:span text:style-name="T8">DOM</text:span><text:span text:style-name="T6"> de la page Web à laquelle ils sont liés.</text:span></text:p>
      <text:p text:style-name="P49"><text:span text:style-name="T6">C’est à dire qu’un script intégré dans une page peut utiliser des fonctions permettant de manipuler le contenu de cette page. Par exemple: pour récupérer des informations saisies par l’utilisateur dans des champs de la page, ou encore modifier le contenu et/ou l’affichage de la page.</text:span></text:p>
      <text:p text:style-name="P49"><text:span text:style-name="T6">Pour accéder à un élément de la page, il faut identifier précisément (c.a.d. sans ambiguïté) cet élément auprès du navigateur. Par exemple: en l’adressant par son identifiant unique (attribut id de l’élément).</text:span></text:p>
      <text:p text:style-name="P49"><text:span text:style-name="T6">Pour cela, l’API du DOM met à notre disposition un </text:span><text:span text:style-name="T8">objet</text:span><text:span text:style-name="T6"> (cf chapitre précédent) appelé document, et cet objet contient plusieurs fonctions. Nous allons d’abord nous intéresser à la fonction getElementById() qui permet d’accéder à l’objet représentant un élément de la page, en fonction de son identifiant unique.</text:span></text:p>
      <text:p text:style-name="P49"><text:span text:style-name="T6">Supposons que notre page Web contienne les éléments suivants:</text:span></text:p>
      <text:p text:style-name="P52"><text:span text:style-name="T6">&lt;body&gt;</text:span></text:p>
      <text:p text:style-name="P52"><text:span text:style-name="T6"><text:s text:c="2"/>&lt;p id="premier-paragraphe"&gt;Bonjour&lt;/p&gt;</text:span></text:p>
      <text:p text:style-name="P52"><text:span text:style-name="T6"><text:s text:c="2"/>&lt;p id="deuxieme-paragraphe"&gt;le monde&lt;/p&gt;</text:span></text:p>
      <text:p text:style-name="P52"><text:span text:style-name="T6">&lt;/body&gt;</text:span></text:p>
      <text:p text:style-name="P49"><text:span text:style-name="T6">Nous pouvons alors accéder au premier paragraphe en JavaScript (ex: depuis un script rattaché à cette page, ou depuis la console du navigateur) de la manière suivante:</text:span></text:p>
      <text:p text:style-name="P52"><text:span text:style-name="T6">document.getElementById('premier-paragraphe');</text:span></text:p>
      <text:p text:style-name="P52"><text:span text:style-name="T6">// =&gt; retourne un objet qui représente l'élément HTML correspondant</text:span></text:p>
      <text:p text:style-name="P49"><text:span text:style-name="T6">En exécutant cet appel de fonction dans la console, on voit s’afficher ce qu’elle retourne: un objet JavaScript qui représente l’élément HTML ayant premier-paragraphe comme identifiant.</text:span></text:p>
      <text:p text:style-name="P49"><text:span text:style-name="T6">Nous allons voir plus bas que l’objet document fourni par l’API du DOM contient d’autre fonctions permettant d’accéder à des éléments, comme getElementsByClassName() ou encore querySelector().</text:span></text:p>
      <text:h text:style-name="Heading_20_4" text:outline-level="4"><text:span text:style-name="T1">Application:</text:span></text:h>
      <text:list xml:id="list1645008976377638946" text:style-name="WWNum5">
        <text:list-item>
          <text:p text:style-name="P25"><text:span text:style-name="T1">allez sur le site web de votre choix,</text:span></text:p>
        </text:list-item>
        <text:list-item>
          <text:p text:style-name="P14"><text:span text:style-name="T1">utilisez l’onglet “Éléments” de Chrome Dev Tools (barre latérale dans laquelle se trouve aussi la console JavaScript),</text:span></text:p>
        </text:list-item>
        <text:list-item>
          <text:p text:style-name="P14"><text:soft-page-break/><text:span text:style-name="T1">repérez un élément qui possède un attribut id,</text:span></text:p>
        </text:list-item>
        <text:list-item>
          <text:p text:style-name="P41"><text:span text:style-name="T1">dans la console, utilisez getElementById() de manière à afficher l’objet JavaScript représentant cet élément.</text:span></text:p>
        </text:list-item>
      </text:list>
      <text:p text:style-name="P49"><text:span text:style-name="T6">Astuce: pour accéder plus rapidement à la partie du DOM qui représente un élément d’une page Web, effectuer un clic-droit sur cet élément de la page, puis cliquez sur “Inspecter”. Vous vous retrouverez immédiatement dans l’onglet “Éléments” de la page, à l’endroit où est défini cet élément.</text:span></text:p>
      <text:h text:style-name="P58" text:outline-level="3"><text:span text:style-name="T5">Récupérer la valeur d’un champ de saisie </text:span><text:span text:style-name="T1">&lt;input&gt;</text:span></text:h>
      <text:p text:style-name="P49"><text:span text:style-name="T6">Maintenant que nous savons accéder à l’objet JavaScript correspondant à un élément HTML de la page, nous allons voir comment récupérer des données de cet élément.</text:span></text:p>
      <text:p text:style-name="P49"><text:span text:style-name="T6">Pour cela, nous allons utiliser la propriété value de l’objet JavaScript représentant un élément HTML.</text:span></text:p>
      <text:p text:style-name="P49"><text:span text:style-name="T6">Imaginons une page HTML contenant le formulaire suivant:</text:span></text:p>
      <text:p text:style-name="P52"><text:span text:style-name="T6">&lt;body&gt;</text:span></text:p>
      <text:p text:style-name="P52"><text:span text:style-name="T6"><text:s text:c="2"/>&lt;form&gt;</text:span></text:p>
      <text:p text:style-name="P52"><text:span text:style-name="T6"><text:s text:c="4"/>&lt;label for="nom"&gt;Nom:&lt;/label&gt;</text:span></text:p>
      <text:p text:style-name="P52"><text:span text:style-name="T6"><text:s text:c="4"/>&lt;input id="nom" value="Michel" /&gt;</text:span></text:p>
      <text:p text:style-name="P52"><text:span text:style-name="T6"><text:s text:c="4"/>&lt;label for="prenom"&gt;Prénom:&lt;/label&gt;</text:span></text:p>
      <text:p text:style-name="P52"><text:span text:style-name="T6"><text:s text:c="4"/>&lt;input id="prenom" value="Jean" /&gt;</text:span></text:p>
      <text:p text:style-name="P52"><text:span text:style-name="T6"><text:s text:c="2"/>&lt;/form&gt;</text:span></text:p>
      <text:p text:style-name="P52"><text:span text:style-name="T6">&lt;/body&gt;</text:span></text:p>
      <text:p text:style-name="P49"><text:span text:style-name="T6">Pour accéder à l’objet JavaScript représentant le champ portant l’identifiant nom, nous allons utiliser la fonction getElementById() de cette manière:</text:span></text:p>
      <text:p text:style-name="P52"><text:span text:style-name="T6">document.getElementById('nom');</text:span></text:p>
      <text:p text:style-name="P49"><text:span text:style-name="T6">Enfin, pour récupérer la valeur actuelle de ce champ, il suffit d’utiliser la propriété value de cet objet:</text:span></text:p>
      <text:p text:style-name="P52"><text:span text:style-name="T6">document.getElementById('nom').value;</text:span></text:p>
      <text:p text:style-name="P49"><text:span text:style-name="T6">Dans notre exemple, l’exécution de cette instruction JavaScript retournera la valeur du champ correspondant: "Michel".</text:span></text:p>
      <text:p text:style-name="P49"><text:span text:style-name="T6">Si on exécute à nouveau cette instruction après que l’utilisateur a modifié la valeur du champ, la valeur retournée correspondra à la valeur actuelle du champ (après modification).</text:span></text:p>
      <text:p text:style-name="P49"><text:span text:style-name="T7">Exercice 9 Récupération des valeurs du formulaire</text:span></text:p>
      <text:p text:style-name="P4"><text:span text:style-name="T2">Réagir aux actions de l’utilisateur sur la page</text:span></text:p>
      <text:p text:style-name="P4"><text:span text:style-name="T1">Maintenant que nous savons accéder aux données d’une page HTML depuis un programme JavaScript, et faire en sorte que ce programme s’exécute au chargement de la page, nous allons voir comment exécuter des instructions JavaScript en réponse à une action de l’utilisateur sur la page.</text:span></text:p>
      <text:p text:style-name="P4"><text:span text:style-name="T1">À chaque fois que l’utilisateur interagit avec une page Web, le navigateur déclenche des </text:span><text:span text:style-name="T3">événements</text:span><text:span text:style-name="T1">. Ces événements sont mis à disposition par l’API du DOM, afin qu’un programme JavaScript puisse les intercepter et réagir à certains d’entre eux.</text:span></text:p>
      <text:p text:style-name="P4"><text:soft-page-break/><text:span text:style-name="T1">Quelques exemples d’événements :</text:span></text:p>
      <text:list xml:id="list2836132690940282352" text:style-name="WWNum7">
        <text:list-item>
          <text:p text:style-name="P26"><text:span text:style-name="T1">click: l’utilisateur a cliqué sur un élément</text:span></text:p>
        </text:list-item>
        <text:list-item>
          <text:p text:style-name="P15"><text:span text:style-name="T1">change: l’utilisateur a changé la valeur d’un champ de saisie</text:span></text:p>
        </text:list-item>
        <text:list-item>
          <text:p text:style-name="P42"><text:span text:style-name="T1">mouseover: l’utilisateur a survolé un élément à l’aide de la souris</text:span></text:p>
        </text:list-item>
      </text:list>
      <text:p text:style-name="P4"><text:span text:style-name="T1">On peut définir le comportement (la réaction) que doit adopter le navigateur lorsqu’un événement survient, en y associant une fonction JavaScript.</text:span></text:p>
      <text:p text:style-name="P4"><text:span text:style-name="T1">Par exemple, nous pourrions définir une fonction direBonjour() contenant alert('bonjour !'), puis demander au navigateur d’appeler cette fonction à chaque fois que l’utilisateur clique sur un bouton.</text:span></text:p>
      <text:p text:style-name="P4"><text:span text:style-name="T1">Il existe plusieurs moyens d’intercepter des événements en y attachant une fonction :</text:span></text:p>
      <text:list xml:id="list116854153586412079" text:style-name="WWNum9">
        <text:list-item>
          <text:p text:style-name="P27"><text:span text:style-name="T1">la fonction addEventListener() (que nous verrons peut-être plus tard)</text:span></text:p>
        </text:list-item>
        <text:list-item>
          <text:p text:style-name="P43"><text:span text:style-name="T1">et les propriétés on* associées à chaque nom d’événement, ex: onclick, onchange, onmouseover…</text:span></text:p>
        </text:list-item>
      </text:list>
      <text:p text:style-name="P4"><text:span text:style-name="T1">Pour l’instant, nous allons employer la méthode la plus simple: affecter une fonction à la propriété d’un élément correspondante à l’événement choisi.</text:span></text:p>
      <text:p text:style-name="P4"><text:span text:style-name="T1">Imaginons une page HTML contenant un bouton:</text:span></text:p>
      <text:p text:style-name="P8"><text:span text:style-name="T1">&lt;body&gt;</text:span></text:p>
      <text:p text:style-name="P8"><text:span text:style-name="T1"><text:s text:c="2"/>&lt;button id="mon-bouton"&gt;Mon Beau Bouton&lt;/button&gt;</text:span></text:p>
      <text:p text:style-name="P8"><text:span text:style-name="T1">&lt;/body&gt;</text:span></text:p>
      <text:p text:style-name="P4"><text:span text:style-name="T1">Pour afficher un alert à chaque fois que l’utilisateur cliquera sur ce bouton (événement click), nous devons affecter une fonction à la propriété onclick de l’objet JavaScript représentant ce bouton:</text:span></text:p>
      <text:p text:style-name="P8"><text:span text:style-name="T1">document.getElementById('mon-bouton').onclick = function direBonjour() {</text:span></text:p>
      <text:p text:style-name="P8"><text:span text:style-name="T1"><text:s text:c="2"/>alert('bonjour !');</text:span></text:p>
      <text:p text:style-name="P8"><text:span text:style-name="T1">};</text:span></text:p>
      <text:p text:style-name="P8"><text:span text:style-name="T2">Exercice 9 Calculatrice</text:span></text:p>
      <text:p text:style-name="P50"><text:span text:style-name="T7">Manipulation des classes</text:span></text:p>
      <text:p text:style-name="P51"/>
      <text:p text:style-name="P49"><text:span text:style-name="T6">En HTML, chaque élément peut être associé à des classes. On les spécifie en les énumérant dans l’attribut class de l’élément.</text:span></text:p>
      <text:p text:style-name="P49"><text:span text:style-name="T6">Exemple:</text:span></text:p>
      <text:p text:style-name="P52"><text:span text:style-name="T6">&lt;p id="premier"&gt;texte visible&lt;/p&gt;</text:span></text:p>
      <text:p text:style-name="P52"><text:span text:style-name="T6">&lt;p id="second" class="hidden"&gt;ce texte devrait être caché&lt;/p&gt;</text:span></text:p>
      <text:p text:style-name="P49"><text:span text:style-name="T6">Dans cet exemple, l’élément &lt;p&gt; est associé à une classe hidden. Pour que tous les éléments associés à cette classe soient cachés, il suffirait alors de définir la règle CSS suivante:</text:span></text:p>
      <text:p text:style-name="P52"><text:span text:style-name="T6">.hidden {</text:span></text:p>
      <text:p text:style-name="P52"><text:span text:style-name="T6"><text:s text:c="2"/>display: none;</text:span></text:p>
      <text:p text:style-name="P52"><text:soft-page-break/><text:span text:style-name="T6">}</text:span></text:p>
      <text:p text:style-name="P49"><text:span text:style-name="T6">En JavaScript, il est possible de modifier dynamiquement la liste de classes associées à un élément (et donc son affichage, en fonction des règles CSS qui sont associées à ces classes), grâce à la propriété </text:span><text:a xlink:type="simple" xlink:href="https://developer.mozilla.org/fr/docs/Web/API/Element/classList" text:style-name="Internet_20_link" text:visited-style-name="Visited_20_Internet_20_Link"><text:span text:style-name="T9">classList</text:span></text:a><text:span text:style-name="T6">, et à ses fonctions add() et remove().</text:span></text:p>
      <text:p text:style-name="P49"><text:span text:style-name="T6">Exemple:</text:span></text:p>
      <text:p text:style-name="P52"><text:span text:style-name="T6">var element = document.getElementById('un-element');</text:span></text:p>
      <text:p text:style-name="P52"><text:span text:style-name="T6">element.classList.add('hidden'); // =&gt; la classe hidden va être associée à l'élément</text:span></text:p>
      <text:p text:style-name="P4"><text:span text:style-name="T2">Exercice : 10 Afficher/cacher</text:span></text:p>
      <text:p text:style-name="P54"/>
      <text:p text:style-name="P54"/>
      <text:h text:style-name="Heading_20_2" text:outline-level="2"><text:span text:style-name="T5">2. Accéder à des éléments par classe</text:span></text:h>
      <text:p text:style-name="P49"><text:span text:style-name="T6">Dans la partie précédente, nous avons utilisé la fonction getElementById() pour accéder à un des éléments de notre page, à partir de son identifiant id.</text:span></text:p>
      <text:p text:style-name="P49"><text:span text:style-name="T6">L’API du DOM donne également accès à une fonction qui permet d’accéder à l’ensemble des éléments qui portent une même classe class: getElementsByClassName().</text:span></text:p>
      <text:p text:style-name="P49"><text:span text:style-name="T6">Supposons que nous soyons sur une page HTML contenant plusieurs paragraphes portant une même classe:</text:span></text:p>
      <text:p text:style-name="P52"><text:span text:style-name="T6">&lt;p&gt;C'est l'histoire d'un garçon troublé&lt;/p&gt;</text:span></text:p>
      <text:p text:style-name="P52"><text:span text:style-name="T6">&lt;p class="spoiler"&gt;car il s'avère que son ours en peluche a disparu&lt;/p&gt;</text:span></text:p>
      <text:p text:style-name="P52"><text:span text:style-name="T6">&lt;p class="spoiler"&gt;mais finalement il le retrouve&lt;/p&gt;</text:span></text:p>
      <text:p text:style-name="P49"><text:span text:style-name="T6">Pour accéder à tous les éléments portant la classe spoiler, nous allons utiliser le code JavaScript suivant:</text:span></text:p>
      <text:p text:style-name="P52"><text:span text:style-name="T6">var elements = document.getElementsByClassName('spoiler'); // =&gt; tableau d'éléments</text:span></text:p>
      <text:p text:style-name="P49"><text:span text:style-name="T6">À noter que, contrairement à getElementById(), cette fonction ne retourne pas un seul élément, mais un tableau de plusieurs éléments.</text:span></text:p>
      <text:p text:style-name="P49"><text:span text:style-name="T6">Pour effectuer une même manipulation sur chacun des éléments de ce tableau, il suffit d’utiliser une boucle for, tel que nous l’avons vu dans un précédent chapitre:</text:span></text:p>
      <text:p text:style-name="P52"><text:span text:style-name="T6">for (var i = 0; i &lt; elements.length; i++) {</text:span></text:p>
      <text:p text:style-name="P52"><text:span text:style-name="T6"><text:s text:c="2"/>var element = elements[i]; // i-ème élément du tableau d'éléments.</text:span></text:p>
      <text:h text:style-name="Heading_20_3" text:outline-level="3">Exercice: 10 Cacher les spoilers</text:h>
      <text:p text:style-name="P54"/>
      <text:p text:style-name="P54"/>
      <text:p text:style-name="P53"><text:span text:style-name="T7">Manipulation de style CSS</text:span></text:p>
      <text:p text:style-name="P55"/>
      <text:p text:style-name="P4"><text:span text:style-name="T1">Nous savons à présent :</text:span></text:p>
      <text:list xml:id="list3984097929906239619" text:style-name="WWNum10">
        <text:list-item>
          <text:p text:style-name="P28"><text:span text:style-name="T1">accéder à des éléments HTML, à partir de leur id ou class;</text:span></text:p>
        </text:list-item>
        <text:list-item>
          <text:p text:style-name="P44"><text:span text:style-name="T1">et modifier la liste des classes associées à un élément HTML.</text:span></text:p>
        </text:list-item>
      </text:list>
      <text:p text:style-name="P4"><text:span text:style-name="T1">Dans cette partie, nous allons voir qu’il est possible de modifier dynamiquement le style d’éléments HTML sans avoir à manipuler de classes CSS.</text:span></text:p>
      <text:p text:style-name="P4"><text:soft-page-break/><text:span text:style-name="T1">De la même manière que les éléments HTML &lt;input&gt; fournissent une propriété JavaScript value permettant d’accéder à leur valeur, tous les éléments HTML fournissent une propriété JavaScript style.</text:span></text:p>
      <text:p text:style-name="P4"><text:span text:style-name="T1">Alors que la propriété value est de type String (chaîne de caractères), la propriété style est de type Object.</text:span></text:p>
      <text:p text:style-name="P4"><text:span text:style-name="T1">L’objet associé à la propriété style est structuré similairement à une règle CSS: il est constitué de propriétés clé-valeur.</text:span></text:p>
      <text:p text:style-name="P4"><text:span text:style-name="T1">Exemple de règle CSS :</text:span></text:p>
      <text:p text:style-name="P8"><text:span text:style-name="T1">#mon-element {</text:span></text:p>
      <text:p text:style-name="P8"><text:span text:style-name="T1"><text:s text:c="2"/>border: 1 solid black;</text:span></text:p>
      <text:p text:style-name="P8"><text:span text:style-name="T1"><text:s text:c="2"/>background-color: red;</text:span></text:p>
      <text:p text:style-name="P8"><text:span text:style-name="T1">}</text:span></text:p>
      <text:p text:style-name="P4"><text:span text:style-name="T1">… et l’objet JavaScript correspondant, tel qu’associé à la propriété style de l’élément :</text:span></text:p>
      <text:p text:style-name="P8"><text:span text:style-name="T1">{</text:span></text:p>
      <text:p text:style-name="P8"><text:span text:style-name="T1"><text:s text:c="2"/>border: '1 solid black',</text:span></text:p>
      <text:p text:style-name="P8"><text:span text:style-name="T1"><text:s text:c="2"/>backgroundColor: 'red'</text:span></text:p>
      <text:p text:style-name="P8"><text:span text:style-name="T1">}</text:span></text:p>
      <text:p text:style-name="P4"><text:span text:style-name="T1">Il y a deux </text:span><text:span text:style-name="T2">différences importantes</text:span><text:span text:style-name="T1"> à noter :</text:span></text:p>
      <text:list xml:id="list4195848577549664006" text:style-name="WWNum11">
        <text:list-item>
          <text:p text:style-name="P29"><text:span text:style-name="T1">la propriété style de l’élément doit respecter la syntaxe d’objet JavaScript (JSON), donc les valeurs de propriétés sont des chaînes de caractères (entre apostrophes), et les propriétés doivent être séparées par des virgules (au lieu des point-virgules de la notation CSS);</text:span></text:p>
        </text:list-item>
        <text:list-item>
          <text:p text:style-name="P45"><text:span text:style-name="T1">enfin, les noms de propriétés contenant des tirets doivent être écris en respectant la notation “camel case” (pour rappel: mots collés, avec majuscules en début de chaque mot sauf le premier).</text:span></text:p>
        </text:list-item>
      </text:list>
      <text:p text:style-name="P4"><text:span text:style-name="T2">Exemple de changement de style</text:span></text:p>
      <text:p text:style-name="P4"><text:span text:style-name="T1">Prenons le fichier HTML suivant :</text:span></text:p>
      <text:p text:style-name="P8"><text:span text:style-name="T1">&lt;p id="premier"&gt;texte important&lt;/p&gt;</text:span></text:p>
      <text:p text:style-name="P8"><text:span text:style-name="T1">&lt;p id="second"&gt;autre texte&lt;/p&gt;</text:span></text:p>
      <text:p text:style-name="P4"><text:span text:style-name="T1">Pour modifier la couleur de fond du premier paragraphe, il faut exécuter le code JavaScript suivant:</text:span></text:p>
      <text:p text:style-name="P8"><text:span text:style-name="T1">var element = document.getElementById('premier');</text:span></text:p>
      <text:p text:style-name="P8"><text:span text:style-name="T1">element.style.backgroundColor = 'red';</text:span></text:p>
      <text:p text:style-name="P8"><text:span text:style-name="T2">Exercice 10 Surbrillance au clic</text:span></text:p>
      <text:p text:style-name="P55"/>
      <text:p text:style-name="P4"><text:span text:style-name="T2">4. Accéder à des éléments par nom d’élément</text:span></text:p>
      <text:p text:style-name="P4"><text:soft-page-break/><text:span text:style-name="T2">Fonction DOM: getElementsByTagName()</text:span></text:p>
      <text:p text:style-name="P4"><text:span text:style-name="T1">Jusqu’ici, nous avons vu deux fonctions de sélection d’éléments du DOM:</text:span></text:p>
      <text:list xml:id="list8514881216789741785" text:style-name="WWNum15">
        <text:list-item>
          <text:p text:style-name="P30"><text:span text:style-name="T1">getElementById() retourne un élément, quand on fournit son id;</text:span></text:p>
        </text:list-item>
        <text:list-item>
          <text:p text:style-name="P46"><text:span text:style-name="T1">et getElementsByClassName() retourne un tableau d’éléments, quand on fournit leur class.</text:span></text:p>
        </text:list-item>
      </text:list>
      <text:p text:style-name="P4"><text:span text:style-name="T1">Dans certains cas, il est pratique d’adresser les éléments par type (nom de balise). C’est ce que permet la fonction getElementsByTagName().</text:span></text:p>
      <text:p text:style-name="P4"><text:span text:style-name="T1">Exemple:</text:span></text:p>
      <text:p text:style-name="P8"><text:span text:style-name="T1">var images = document.getElementsByTagName('img');</text:span></text:p>
      <text:p text:style-name="P8"><text:span text:style-name="T1">// =&gt; images est un tableau contenant tous les éléments &lt;img&gt; de la page</text:span></text:p>
      <text:p text:style-name="P4"><text:span text:style-name="T1">À noter que, comme getElementsByClassName(), getElementsByTagName() retourne un tableau d’éléments.</text:span></text:p>
      <text:p text:style-name="P9"/>
      <text:p text:style-name="P4"><text:span text:style-name="T2">5. Manipulation d’attributs</text:span></text:p>
      <text:p text:style-name="P4"><text:span text:style-name="T2">Fonctions DOM: getAttribute() et setAttribute()</text:span></text:p>
      <text:p text:style-name="P4"><text:span text:style-name="T1">Nous avons vu qu’il était possible de récupérer et/ou modifier la valeur d’un champ &lt;input&gt; à l’aide de la propriété value de l’objet JavaScript représentant ce champ.</text:span></text:p>
      <text:p text:style-name="P4"><text:span text:style-name="T1">Il se trouve que value est aussi le nom de l’attribut HTML correspondant. En effet, le DOM donne accès à des propriétés correspondant aux attributs standards des éléments HTML.</text:span></text:p>
      <text:p text:style-name="P4"><text:span text:style-name="T1">En guise d’exemple, imaginons l’élément HTML suivant:</text:span></text:p>
      <text:p text:style-name="P8"><text:span text:style-name="T1">&lt;button id="mon-bouton" data-numero="5"&gt;</text:span></text:p>
      <text:p text:style-name="P4"><text:span text:style-name="T1">L’attribut data-numero n’est pas standard, mais nous avons le droit de nous en servir pour rattacher des informations à cet élément.</text:span></text:p>
      <text:p text:style-name="P4"><text:span text:style-name="T1">Pour récupérer la valeur de cet attribut, utilisons la fonction getAttribute() de la manière suivante:</text:span></text:p>
      <text:p text:style-name="P8"><text:span text:style-name="T1">document.getElementById('mon-bouton').getAttribute('data-numero');</text:span></text:p>
      <text:p text:style-name="P8"><text:span text:style-name="T1">// =&gt; cet appel de fonction retournera 5</text:span></text:p>
      <text:p text:style-name="P4"><text:span text:style-name="T1">Pour modifier la valeur de cet attribut, utilisons la fonction setAttribute() de la manière suivante:</text:span></text:p>
      <text:p text:style-name="P8"><text:span text:style-name="T1">document.getElementById('mon-bouton').setAttribute('data-numero', 7);</text:span></text:p>
      <text:p text:style-name="P8"><text:span text:style-name="T1">// =&gt; l'attribut va prendre la valeur 7, au lieu de 5</text:span></text:p>
      <text:p text:style-name="P10"/>
      <text:p text:style-name="P8"><text:soft-page-break/><text:span text:style-name="T1">Un petit plus il existe la methode querySelector() qui permet de renvoyer le premier élément enfant qui correspond à un élément spécifié selecteur css d’un élément(classe)</text:span></text:p>
      <text:p text:style-name="P8"><text:span text:style-name="T1">Exemple : </text:span></text:p>
      <text:p text:style-name="P8"><text:span text:style-name="T1">&lt;div id="querySelector"&gt;</text:span></text:p>
      <text:p text:style-name="P8"><text:span text:style-name="T1"><text:s text:c="2"/>&lt;h2 class="changeText"&gt;Alors Javascript &lt;/h2&gt;</text:span></text:p>
      <text:p text:style-name="P8"><text:span text:style-name="T1"><text:s text:c="2"/>&lt;p class="changeText"&gt;c’est dur ou pas ?&lt;/p&gt; </text:span></text:p>
      <text:p text:style-name="P8"><text:span text:style-name="T1">&lt;/div&gt;</text:span></text:p>
      <text:p text:style-name="P10"/>
      <text:p text:style-name="P8"><text:span text:style-name="T1">&lt;p&gt;Cliquez sur le bouton et vous aurez votre réponse .&lt;/p&gt;</text:span></text:p>
      <text:p text:style-name="P10"/>
      <text:p text:style-name="P8"><text:span text:style-name="T1">&lt;button onclick="myFunction()"&gt;Reponse ici&lt;/button&gt;</text:span></text:p>
      <text:p text:style-name="P10"/>
      <text:p text:style-name="P8"><text:span text:style-name="T1">&lt;script&gt;</text:span></text:p>
      <text:p text:style-name="P8"><text:span text:style-name="T1">function myFunction() {</text:span></text:p>
      <text:p text:style-name="P8"><text:span text:style-name="T1"><text:s text:c="2"/>var x = document.getElementById("querySelector ");</text:span></text:p>
      <text:p text:style-name="P8"><text:span text:style-name="T1"><text:s text:c="2"/>x.querySelector(".changeText ").innerHTML = "Non c’est easy!";</text:span></text:p>
      <text:p text:style-name="P8"><text:span text:style-name="T1">}</text:span></text:p>
      <text:p text:style-name="P8"><text:span text:style-name="T1">&lt;/script&gt;</text:span></text:p>
      <text:p text:style-name="P8"><text:span text:style-name="T1">Il existe également la méthode querySelectorAll() qui renvoie tout les éléments qui correspondent à un ou à plusieurs sélecteurs Css.</text:span></text:p>
      <text:p text:style-name="P8"><text:span text:style-name="T1">Ce sont des méthodes très couramment utilisés donc ne les laissez pas de coté.</text:span></text:p>
      <text:p text:style-name="P9"/>
      <text:p text:style-name="P4"><text:span text:style-name="T2">6. Manipulation de contenu HTML d’un élément</text:span></text:p>
      <text:p text:style-name="P4"><text:span text:style-name="T2">Propriété innerHTML</text:span></text:p>
      <text:p text:style-name="P4"><text:span text:style-name="T1">Avant que nous décrivions comment modifier la structure du DOM d’une page web, sachez qu’il est possible de modifier directement depuis JavaScript le code HTML contenu par un élément HTML: à l’aide de la propriété innerHTML de cet élément.</text:span></text:p>
      <text:p text:style-name="P4"><text:span text:style-name="T1">Exemple:</text:span></text:p>
      <text:p text:style-name="P8"><text:span text:style-name="T1">&lt;!-- Avant: --&gt;</text:span></text:p>
      <text:p text:style-name="P8"><text:span text:style-name="T1">&lt;p id="mon-parag"&gt;texte initial&lt;/p&gt;</text:span></text:p>
      <text:p text:style-name="P8"><text:span text:style-name="T1">document.getElementById('mon-parag').innerHTML = 'image: &lt;img src="image.jpg"&gt;';</text:span></text:p>
      <text:p text:style-name="P4"><text:span text:style-name="T1">Cette affectation modifiera le DOM de la page web de la manière suivante:</text:span></text:p>
      <text:p text:style-name="P8"><text:span text:style-name="T1">&lt;!-- Après: --&gt;</text:span></text:p>
      <text:p text:style-name="P8"><text:span text:style-name="T1">&lt;p id="mon-parag"&gt;image: &lt;img src="image.jpg"&gt;&lt;/p&gt;</text:span></text:p>
      <text:p text:style-name="P9"/>
      <text:p text:style-name="P4"><text:span text:style-name="T2">7. Scope et génération de fonctions</text:span></text:p>
      <text:p text:style-name="P4"><text:span text:style-name="T1">Nous avons vu plus haut qu’il fallait utiliser une boucle for pour effectuer une même opération sur un ensemble d’éléments HTML.</text:span></text:p>
      <text:p text:style-name="P4"><text:span text:style-name="T1">Exemple:</text:span></text:p>
      <text:p text:style-name="P8"><text:soft-page-break/><text:span text:style-name="T1">// supposons que elements soit un tableau d'éléments HTML</text:span></text:p>
      <text:p text:style-name="P8"><text:span text:style-name="T1">for (var i = 0; i &lt; elements.length; i++) {</text:span></text:p>
      <text:p text:style-name="P8"><text:span text:style-name="T1"><text:s text:c="2"/>elements[i].classList.add('bordure-rouge');</text:span></text:p>
      <text:p text:style-name="P8"><text:span text:style-name="T1">}</text:span></text:p>
      <text:p text:style-name="P4"><text:span text:style-name="T1">Ce genre de code ne pose aucun problème.</text:span></text:p>
      <text:p text:style-name="P4"><text:span text:style-name="T1">Par contre, dès qu’une boucle for définit une fonction qui sera appelée plus tard et dépend de la variable de boucle, notre programme se comporte de manière inattendue…</text:span></text:p>
      <text:p text:style-name="P4"><text:span text:style-name="T1">C’est notamment le cas si on définit une fonction onclick dans une boucle, tel que dans l’exemple suivant:</text:span></text:p>
      <text:p text:style-name="P8"><text:span text:style-name="T1">// supposons que elements soit un tableau d'éléments HTML</text:span></text:p>
      <text:p text:style-name="P8"><text:span text:style-name="T1">for (var i = 0; i &lt; elements.length; i++) {</text:span></text:p>
      <text:p text:style-name="P8"><text:span text:style-name="T1"><text:s text:c="2"/>elements[i].onclick = function() {</text:span></text:p>
      <text:p text:style-name="P8"><text:span text:style-name="T1"><text:s text:c="4"/>alert('vous avez cliqué sur l\'élément nº' + i);</text:span></text:p>
      <text:p text:style-name="P8"><text:span text:style-name="T1"><text:s text:c="2"/>}</text:span></text:p>
      <text:p text:style-name="P8"><text:span text:style-name="T1">}</text:span></text:p>
      <text:p text:style-name="P4"><text:span text:style-name="T1">En cliquant sur les éléments sur lesquels s’applique cette boucle, vous constaterez que l’alert affichera toujours le même élément, alors que la variable de boucle i prend bien comme valeur l’indice de chaque élément de la page.</text:span></text:p>
      <text:p text:style-name="P4"><text:span text:style-name="T1">Ce comportement est dû à la manière dont JavaScript référence les variables: leur “portée” (appelée “scope”, en Anglais).</text:span></text:p>
      <text:p text:style-name="P4"><text:span text:style-name="T2">“Scope”: portée des variables</text:span></text:p>
      <text:p text:style-name="P4"><text:span text:style-name="T2">En JavaScript, toute variable définie par var est rattachée à la fonction qui contient sa définition, ou dans l’espace “global” sinon.</text:span></text:p>
      <text:p text:style-name="P4"><text:span text:style-name="T1">Illustration:</text:span></text:p>
      <text:p text:style-name="P8"><text:span text:style-name="T1">var variableGlobale = 4;</text:span></text:p>
      <text:p text:style-name="P8"><text:span text:style-name="T1">function maFonction() {</text:span></text:p>
      <text:p text:style-name="P8"><text:span text:style-name="T1"><text:s text:c="2"/>var variableLocale = 5;</text:span></text:p>
      <text:p text:style-name="P8"><text:span text:style-name="T1"><text:s text:c="2"/>console.log('(maFonction) variableGlobale:', variableGlobale); // =&gt; 4</text:span></text:p>
      <text:p text:style-name="P8"><text:span text:style-name="T1"><text:s text:c="2"/>console.log('(maFonction) variableLocale:', variableLocale); <text:s text:c="2"/>// =&gt; 5</text:span></text:p>
      <text:p text:style-name="P8"><text:span text:style-name="T1">}</text:span></text:p>
      <text:p text:style-name="P8"><text:span text:style-name="T1">maFonction();</text:span></text:p>
      <text:p text:style-name="P8"><text:span text:style-name="T1">console.log('variableGlobale:', variableGlobale); // =&gt; 4</text:span></text:p>
      <text:p text:style-name="P8"><text:span text:style-name="T1">console.log('variableLocale:', variableLocale); <text:s text:c="2"/>// =&gt; ReferenceError: variableLocale is not defined</text:span></text:p>
      <text:p text:style-name="P4"><text:span text:style-name="T1">Quand on mentionne une variable à l’intérieur d’une définition de fonction, JavaScript va d’abord chercher s’il existe une variable localement définie, puis chercher dans les contextes parents dans lesquels ont été définis cette fonction, jusqu’à l’espace global, si besoin.</text:span></text:p>
      <text:p text:style-name="P4"><text:span text:style-name="T1">Dans le cas de notre boucle for (cf exemple plus haut), la fonction affectée à la propriété </text:span><text:soft-page-break/><text:span text:style-name="T1">onclick utilise la variable i, et cette variable n’est pas locale à cette fonction: elle est rattachée au contexte parent (celui qui contient la définition de fonction).</text:span></text:p>
      <text:p text:style-name="P4"><text:span text:style-name="T1">Du coup, lorsque cette fonction est appelée (en l’occurrence: au moment où l’utilisateur clique sur un élément), </text:span><text:span text:style-name="T2">c’est la valeur de cette variable </text:span><text:span text:style-name="T4">au moment de l’appel</text:span><text:span text:style-name="T2"> qui va être utilisée</text:span><text:span text:style-name="T1">. Or, au moment de l’appel, notre boucle a fini d’itérer, et la variable i vaut donc sa valeur maximum. (en l’occurrence: elements.length)</text:span></text:p>
      <text:p text:style-name="P4"><text:span text:style-name="T1">Pour éviter ce problème de portée, le plus simple est d’appeler à chaque itération une fonction en passant notre variable i en paramètre, de manière à ce que sa valeur soit rattachée à la fonction (comme si c’était une variable locale), et non au contexte parent.</text:span></text:p>
      <text:p text:style-name="P4"><text:span text:style-name="T1">Il existe deux moyens classiques d’appliquer cette pratique:</text:span></text:p>
      <text:list xml:id="list7934235131435024815" text:style-name="WWNum16">
        <text:list-item>
          <text:p text:style-name="P31"><text:span text:style-name="T1">la </text:span><text:span text:style-name="T2">closure</text:span><text:span text:style-name="T1">: définir une fonction anonyme et l’appeler dans la foulée;</text:span></text:p>
        </text:list-item>
        <text:list-item>
          <text:p text:style-name="P47"><text:span text:style-name="T1">ou appeler une fonction qu’on aura définie à l’extérieur de notre boucle.</text:span></text:p>
        </text:list-item>
      </text:list>
      <text:p text:style-name="P4"><text:span text:style-name="T1">Dans les deux cas, cette fonction devra retourner une autre fonction, de manière à ce que cette dernière ne soit pas appelée immédiatement au moment de la définition de la fonction parente.</text:span></text:p>
      <text:p text:style-name="P4"><text:span text:style-name="T2">Fonction génératrice de fonction</text:span></text:p>
      <text:p text:style-name="P4"><text:span text:style-name="T1">Nous avons vu qu’une fonction pouvait retourner une valeur de n’importe quel type, et que les fonctions étaient un des types avancés du langage JavaScript. Il est donc tout à fait possible qu’une fonction retourne une autre fonction !</text:span></text:p>
      <text:p text:style-name="P4"><text:span text:style-name="T1">Exemple:</text:span></text:p>
      <text:p text:style-name="P8"><text:span text:style-name="T1">function mere() {</text:span></text:p>
      <text:p text:style-name="P8"><text:span text:style-name="T1"><text:s text:c="2"/>console.log('fonction mere appelée');</text:span></text:p>
      <text:p text:style-name="P8"><text:span text:style-name="T1"><text:s text:c="2"/>return function fille() {</text:span></text:p>
      <text:p text:style-name="P8"><text:span text:style-name="T1"><text:s text:c="4"/>console.log('fonction fille appelée');</text:span></text:p>
      <text:p text:style-name="P8"><text:span text:style-name="T1"><text:s text:c="2"/>};</text:span></text:p>
      <text:p text:style-name="P8"><text:span text:style-name="T1">}</text:span></text:p>
      <text:p text:style-name="P8"><text:span text:style-name="T1">var fct = mere(); // =&gt; affiche 'fonction mere appelée' puis retourne la fonction fille</text:span></text:p>
      <text:p text:style-name="P8"><text:span text:style-name="T1">// =&gt; la fonction fille est affectée à la variable fct</text:span></text:p>
      <text:p text:style-name="P8"><text:span text:style-name="T1">fct(); // =&gt; affiche 'fonction fille appelée'</text:span></text:p>
      <text:p text:style-name="P4"><text:span text:style-name="T1">Pour éviter le problème de portée expliqué plus haut, il suffit alors de passer la valeur en paramètre de la fonction mère, qui sera appelée à chaque itération de la boucle:</text:span></text:p>
      <text:p text:style-name="P8"><text:span text:style-name="T1">function mere(i) {</text:span></text:p>
      <text:p text:style-name="P8"><text:span text:style-name="T1"><text:s text:c="2"/>// i est *promue* comme variable locale à la fonction mere</text:span></text:p>
      <text:p text:style-name="P8"><text:span text:style-name="T1"><text:s text:c="2"/>// =&gt; à chaque appel de la fonction qu'elle retourne, elle aura conservé sa valeur</text:span></text:p>
      <text:p text:style-name="P8"><text:span text:style-name="T1"><text:s text:c="2"/>return function fille() {</text:span></text:p>
      <text:p text:style-name="P8"><text:span text:style-name="T1"><text:s text:c="4"/>alert('vous avez cliqué sur l\'élément nº' + i);</text:span></text:p>
      <text:p text:style-name="P8"><text:span text:style-name="T1"><text:s text:c="4"/>// i fait référence à la valeur qui avait été passée en paramètre</text:span></text:p>
      <text:p text:style-name="P8"><text:span text:style-name="T1"><text:s text:c="4"/>// de l'appel à la fonction mere(), à chaque itération de boucle.</text:span></text:p>
      <text:p text:style-name="P8"><text:span text:style-name="T1"><text:s text:c="2"/>};</text:span></text:p>
      <text:p text:style-name="P8"><text:span text:style-name="T1">}</text:span></text:p>
      <text:p text:style-name="P8"><text:soft-page-break/><text:span text:style-name="T1">// supposons que elements soit un tableau d'éléments HTML</text:span></text:p>
      <text:p text:style-name="P8"><text:span text:style-name="T1">for (var i = 0; i &lt; elements.length; i++) {</text:span></text:p>
      <text:p text:style-name="P8"><text:span text:style-name="T1"><text:s text:c="2"/>elements[i].onclick = mere(i);</text:span></text:p>
      <text:p text:style-name="P8"><text:span text:style-name="T1"><text:s text:c="2"/>// =&gt; la fonction retournée par mere va être affecté à fille</text:span></text:p>
      <text:p text:style-name="P51"/>
      <text:p text:style-name="P7"/>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Noto Sans Symbols" svg:font-family="'Noto Sans Symbol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fr" fo:country="FR"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line-height="100%"/>
      <style:text-properties style:font-name="Times New Roman" fo:font-size="18pt" fo:font-weight="bold" style:font-name-asian="Times New Roman1" style:font-size-asian="18pt" style:font-weight-asian="bold" style:font-name-complex="Times New Roman1" style:font-size-complex="18pt"/>
    </style:style>
    <style:style style:name="Heading_20_3" style:display-name="Heading 3" style:family="paragraph" style:parent-style-name="normal" style:next-style-name="Text_20_body" style:default-outline-level="3" style:list-style-name="" style:class="text">
      <style:paragraph-properties fo:line-height="100%"/>
      <style:text-properties style:font-name="Times New Roman" fo:font-size="13.5pt" fo:font-weight="bold" style:font-name-asian="Times New Roman1" style:font-size-asian="13.5pt" style:font-weight-asian="bold" style:font-name-complex="Times New Roman1" style:font-size-complex="13.5pt"/>
    </style:style>
    <style:style style:name="Heading_20_4" style:display-name="Heading 4" style:family="paragraph" style:parent-style-name="normal" style:next-style-name="Text_20_body" style:default-outline-level="4" style:list-style-name="" style:class="text">
      <style:paragraph-properties fo:margin-top="0.071cm" fo:margin-bottom="0cm" fo:line-height="100%" fo:keep-together="always" fo:keep-with-next="always"/>
      <style:text-properties fo:color="#2f5496" style:font-name="Calibri" fo:font-style="italic" style:font-name-asian="Calibri1" style:font-style-asian="italic" style:font-name-complex="Calibri1"/>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ListLabel_20_1" style:display-name="ListLabel 1" style:family="text">
      <style:text-properties fo:font-size="10pt" style:font-name-asian="Noto Sans Symbols1" style:font-size-asian="10pt" style:font-name-complex="Noto Sans Symbols1" style:font-size-complex="10pt"/>
    </style:style>
    <style:style style:name="ListLabel_20_2" style:display-name="ListLabel 2" style:family="text">
      <style:text-properties fo:font-size="10pt" style:font-name-asian="Courier New1" style:font-size-asian="10pt" style:font-name-complex="Courier New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2" meta:paragraph-count="561" meta:word-count="5801" meta:character-count="37518"/>
    <dc:date>2024-01-10T19:47:12</dc:date>
    <meta:generator>OpenOffice/4.1.14$Win32 OpenOffice.org_project/4114m1$Build-9811</meta:generator>
  </office:meta>
</office:document-meta>
</file>